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0F2F0000202146E4CB70.wmf"/>
  <manifest:file-entry manifest:media-type="" manifest:full-path="Pictures/2000002E00000D3B00004785A68BB401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nDoorWipe" smil:subtype="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draw:stroke="solid" svg:stroke-width="0.026cm" svg:stroke-color="#000000" draw:stroke-linejoin="miter" draw:fill="solid" draw:fill-color="#ffffdd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fill-color="#ffffff" draw:textarea-horizontal-align="justify" draw:textarea-vertical-align="top" draw:auto-grow-height="true" fo:padding-top="0.111cm" fo:padding-bottom="0.111cm" fo:padding-left="0.222cm" fo:padding-right="0.222cm" fo:wrap-option="wrap" draw:shadow="hidden"/>
    </style:style>
    <style:style style:name="gr4" style:family="graphic">
      <style:graphic-properties draw:stroke="solid" svg:stroke-width="0.053cm" svg:stroke-color="#99ccff" draw:stroke-linejoin="miter" draw:fill="solid" draw:fill-color="#0066cc" draw:textarea-horizontal-align="center" draw:textarea-vertical-align="top" draw:auto-grow-height="false" draw:fit-to-size="false" fo:padding-top="0.13cm" fo:padding-bottom="0.13cm" fo:padding-left="0.25cm" fo:padding-right="0.25cm" fo:wrap-option="no-wrap" draw:shadow="visible" draw:shadow-offset-x="0.035cm" draw:shadow-offset-y="0.035cm" draw:shadow-color="#990000"/>
    </style:style>
    <style:style style:name="gr5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411cm"/>
    </style:style>
    <style:style style:name="pr2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3.082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3.929cm" fo:min-width="0cm" fo:padding-top="0.127cm" fo:padding-bottom="0.127cm" fo:padding-left="0.254cm" fo:padding-right="0.254cm" fo:wrap-option="wrap" draw:shadow="hidden"/>
    </style:style>
    <style:style style:name="pr7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6.892cm" fo:min-width="0cm" fo:padding-top="0.127cm" fo:padding-bottom="0.127cm" fo:padding-left="0.254cm" fo:padding-right="0.254cm" fo:wrap-option="wrap" draw:shadow="hidden"/>
    </style:style>
    <style:style style:name="pr8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6.469cm" fo:min-width="0cm" fo:padding-top="0.127cm" fo:padding-bottom="0.127cm" fo:padding-left="0.254cm" fo:padding-right="0.254cm" fo:wrap-option="wrap" draw:shadow="hidden"/>
    </style:style>
    <style:style style:name="pr9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8.162cm" fo:min-width="0cm" fo:padding-top="0.127cm" fo:padding-bottom="0.127cm" fo:padding-left="0.254cm" fo:padding-right="0.254cm" fo:wrap-option="wrap" draw:shadow="hidden"/>
    </style:style>
    <style:style style:name="pr10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5.622cm" fo:min-width="0cm" fo:padding-top="0.127cm" fo:padding-bottom="0.127cm" fo:padding-left="0.254cm" fo:padding-right="0.254cm" fo:wrap-option="wrap" draw:shadow="hidden"/>
    </style:style>
    <style:style style:name="pr11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6.045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margin-top="0.44cm" fo:margin-bottom="0cm" fo:line-height="100%" fo:text-align="center" fo:text-indent="0cm"/>
    </style:style>
    <style:style style:name="P4" style:family="paragraph">
      <style:paragraph-properties fo:margin-left="0cm" fo:margin-right="0cm" fo:margin-top="0.573cm" fo:margin-bottom="0cm" fo:line-height="100%" fo:text-align="center" fo:text-indent="0cm"/>
    </style:style>
    <style:style style:name="P5" style:family="paragraph">
      <style:paragraph-properties fo:margin-left="0cm" fo:margin-right="0cm" fo:margin-top="0.463cm" fo:margin-bottom="0cm" fo:line-height="100%" fo:text-align="center" fo:text-indent="0cm"/>
    </style:style>
    <style:style style:name="P6" style:family="paragraph">
      <style:paragraph-properties fo:margin-left="0cm" fo:margin-right="0cm" fo:margin-top="0.551cm" fo:margin-bottom="0cm" fo:line-height="100%" fo:text-align="center" fo:text-indent="0cm"/>
    </style:style>
    <style:style style:name="P7" style:family="paragraph">
      <style:paragraph-properties style:writing-mode="lr-tb"/>
      <style:text-properties fo:font-family="Impact" style:font-family-generic="roman" fo:font-size="66pt" fo:letter-spacing="0.001cm" fo:font-style="normal" fo:font-weight="normal" style:font-family-asian="Impact" style:font-family-generic-asian="roman" style:font-family-complex="Impact" style:font-family-generic-complex="roman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style:paragraph-properties fo:margin-left="0cm" fo:margin-right="0cm" fo:margin-top="0.246cm" fo:margin-bottom="0cm" fo:line-height="90%" fo:text-indent="0cm"/>
    </style:style>
    <style:style style:name="P10" style:family="paragraph">
      <style:paragraph-properties fo:margin-left="0cm" fo:margin-right="0cm" fo:margin-top="0.211cm" fo:margin-bottom="0cm" fo:line-height="90%" fo:text-indent="0cm"/>
    </style:style>
    <style:style style:name="P11" style:family="paragraph">
      <style:paragraph-properties fo:margin-left="0cm" fo:margin-right="0cm" fo:margin-top="0.176cm" fo:margin-bottom="0cm" fo:line-height="90%" fo:text-indent="0cm"/>
    </style:style>
    <style:style style:name="P12" style:family="paragraph">
      <style:paragraph-properties fo:margin-left="4.445cm" fo:margin-right="0cm" fo:margin-top="0.158cm" fo:margin-bottom="0cm" fo:line-height="90%" fo:text-indent="-0.635cm"/>
    </style:style>
    <style:style style:name="P13" style:family="paragraph">
      <style:paragraph-properties fo:margin-left="0cm" fo:margin-right="0cm" fo:margin-top="0.246cm" fo:margin-bottom="0cm" fo:line-height="90%" fo:text-align="justify" fo:text-indent="0cm"/>
    </style:style>
    <style:style style:name="P14" style:family="paragraph">
      <style:paragraph-properties fo:margin-left="0.952cm" fo:margin-right="0cm" fo:margin-top="0.246cm" fo:margin-bottom="0cm" fo:line-height="90%" fo:text-indent="-0.952cm"/>
    </style:style>
    <style:style style:name="P15" style:family="paragraph">
      <style:paragraph-properties fo:margin-left="0cm" fo:margin-right="0cm" fo:margin-top="0.246cm" fo:margin-bottom="0cm" fo:line-height="100%" fo:text-align="justify" fo:text-indent="0cm"/>
    </style:style>
    <style:style style:name="P16" style:family="paragraph">
      <style:paragraph-properties fo:margin-left="0cm" fo:margin-right="0cm" fo:margin-top="0.176cm" fo:margin-bottom="0cm" fo:line-height="100%" fo:text-align="justify" fo:text-indent="0cm"/>
    </style:style>
    <style:style style:name="P17" style:family="paragraph">
      <style:paragraph-properties fo:margin-left="0cm" fo:margin-right="0cm" fo:margin-top="0.246cm" fo:margin-bottom="0cm" fo:line-height="100%" fo:text-indent="0cm"/>
    </style:style>
    <style:style style:name="P18" style:family="paragraph">
      <style:paragraph-properties fo:margin-left="0.952cm" fo:margin-right="0cm" fo:margin-top="0.246cm" fo:margin-bottom="0cm" fo:line-height="100%" fo:text-indent="-0.952cm"/>
    </style:style>
    <style:style style:name="P19" style:family="paragraph">
      <style:paragraph-properties fo:margin-left="0cm" fo:margin-right="0cm" fo:margin-top="0.158cm" fo:margin-bottom="0cm" fo:line-height="10%" fo:text-align="justify" fo:text-indent="0cm"/>
    </style:style>
    <style:style style:name="P20" style:family="paragraph">
      <style:paragraph-properties fo:margin-left="0cm" fo:margin-right="0cm" fo:margin-top="0.211cm" fo:margin-bottom="0cm" fo:line-height="110%" fo:text-indent="0cm"/>
    </style:style>
    <style:style style:name="P21" style:family="paragraph">
      <style:paragraph-properties fo:margin-left="0cm" fo:margin-right="0cm" fo:margin-top="0.211cm" fo:margin-bottom="0cm" fo:line-height="90%" fo:text-align="justify" fo:text-indent="0cm"/>
    </style:style>
    <style:style style:name="P22" style:family="paragraph">
      <style:paragraph-properties fo:margin-left="0cm" fo:margin-right="0cm" fo:margin-top="0.211cm" fo:margin-bottom="0cm" fo:line-height="170%" fo:text-align="justify" fo:text-indent="0cm"/>
    </style:style>
    <style:style style:name="P23" style:family="paragraph">
      <style:paragraph-properties fo:margin-left="2.063cm" fo:margin-right="0cm" fo:margin-top="0.246cm" fo:margin-bottom="0cm" fo:line-height="90%" fo:text-align="center" fo:text-indent="-0.793cm"/>
    </style:style>
    <style:style style:name="P24" style:family="paragraph">
      <style:paragraph-properties fo:margin-left="2.063cm" fo:margin-right="0cm" fo:margin-top="0.176cm" fo:margin-bottom="0cm" fo:line-height="95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5" style:family="paragraph">
      <style:paragraph-properties fo:margin-left="2.063cm" fo:margin-right="0cm" fo:margin-top="0.211cm" fo:margin-bottom="0cm" fo:line-height="95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6" style:family="paragraph">
      <style:paragraph-properties fo:margin-left="2.063cm" fo:margin-right="0cm" fo:margin-top="0.211cm" fo:margin-bottom="0cm" fo:line-height="100%" fo:text-align="justify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7" style:family="paragraph">
      <style:paragraph-properties fo:margin-left="0cm" fo:margin-right="0cm" fo:margin-top="0.211cm" fo:margin-bottom="0cm" fo:line-height="100%" fo:text-indent="0cm"/>
    </style:style>
    <style:style style:name="P28" style:family="paragraph">
      <style:paragraph-properties fo:margin-left="2.063cm" fo:margin-right="0cm" fo:margin-top="0.176cm" fo:margin-bottom="0cm" fo:line-height="100%" fo:text-align="end" fo:text-indent="-0.793cm"/>
    </style:style>
    <style:style style:name="P29" style:family="paragraph">
      <style:paragraph-properties fo:margin-left="0.952cm" fo:margin-right="0cm" fo:margin-top="0.176cm" fo:margin-bottom="0cm" fo:line-height="90%" fo:text-indent="-0.952cm"/>
    </style:style>
    <style:style style:name="P30" style:family="paragraph">
      <style:paragraph-properties fo:margin-left="3.175cm" fo:margin-right="0cm" fo:margin-top="0.176cm" fo:margin-bottom="0cm" fo:line-height="90%" fo:text-indent="-0.635cm"/>
    </style:style>
    <style:style style:name="P31" style:family="paragraph">
      <style:paragraph-properties fo:margin-left="0cm" fo:margin-right="0cm" fo:margin-top="0.158cm" fo:margin-bottom="0cm" fo:line-height="90%" fo:text-indent="0cm"/>
    </style:style>
    <style:style style:name="P32" style:family="paragraph">
      <style:paragraph-properties fo:margin-left="3.175cm" fo:margin-right="0cm" fo:margin-top="0.176cm" fo:margin-bottom="0cm" fo:line-height="90%" fo:text-indent="-0.635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33" style:family="paragraph">
      <style:paragraph-properties fo:margin-left="0.952cm" fo:margin-right="0cm" fo:margin-top="0.176cm" fo:margin-bottom="0cm" fo:line-height="100%" fo:text-indent="-0.952cm"/>
    </style:style>
    <style:style style:name="P34" style:family="paragraph">
      <style:paragraph-properties fo:margin-left="2.063cm" fo:margin-right="0cm" fo:margin-top="0.211cm" fo:margin-bottom="0cm" fo:line-height="90%" fo:text-align="justify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5" style:family="paragraph">
      <style:paragraph-properties fo:margin-left="0cm" fo:margin-right="0cm" fo:margin-top="0.176cm" fo:margin-bottom="0cm" fo:line-height="90%" fo:text-align="justify" fo:text-indent="0cm"/>
    </style:style>
    <style:style style:name="P36" style:family="paragraph">
      <style:paragraph-properties fo:margin-left="3.175cm" fo:margin-right="0cm" fo:margin-top="0.176cm" fo:margin-bottom="0cm" fo:line-height="90%" fo:text-align="justify" fo:text-indent="-0.635cm"/>
    </style:style>
    <style:style style:name="P37" style:family="paragraph">
      <style:paragraph-properties fo:margin-left="1.693cm" fo:margin-right="0cm" fo:margin-top="0.158cm" fo:margin-bottom="0cm" fo:line-height="90%" fo:text-indent="-1.693cm"/>
    </style:style>
    <style:style style:name="P38" style:family="paragraph">
      <style:paragraph-properties fo:margin-left="0cm" fo:margin-right="0cm" fo:margin-top="0.123cm" fo:margin-bottom="0cm" fo:line-height="90%" fo:text-indent="0cm"/>
    </style:style>
    <style:style style:name="P39" style:family="paragraph">
      <style:paragraph-properties fo:margin-left="0cm" fo:margin-right="0cm" fo:margin-top="0.123cm" fo:margin-bottom="0cm" fo:line-height="90%" fo:text-indent="0cm">
        <style:tab-stops>
          <style:tab-stop style:position="2.328cm"/>
          <style:tab-stop style:position="4.868cm"/>
          <style:tab-stop style:position="7.408cm"/>
          <style:tab-stop style:position="9.948cm"/>
          <style:tab-stop style:position="12.488cm"/>
          <style:tab-stop style:position="15.028cm"/>
          <style:tab-stop style:position="17.568cm"/>
          <style:tab-stop style:position="20.108cm"/>
          <style:tab-stop style:position="22.648cm"/>
          <style:tab-stop style:position="25.188cm"/>
        </style:tab-stops>
      </style:paragraph-properties>
    </style:style>
    <style:style style:name="P40" style:family="paragraph">
      <style:paragraph-properties fo:margin-left="1.693cm" fo:margin-right="0cm" fo:margin-top="0.158cm" fo:margin-bottom="0cm" fo:line-height="100%" fo:text-indent="-1.693cm"/>
    </style:style>
    <style:style style:name="P41" style:family="paragraph">
      <style:paragraph-properties fo:margin-left="2.751cm" fo:margin-right="0cm" fo:margin-top="0.123cm" fo:margin-bottom="0cm" fo:line-height="100%" fo:text-indent="-1.481cm"/>
    </style:style>
    <style:style style:name="P42" style:family="paragraph">
      <style:paragraph-properties fo:margin-left="0cm" fo:margin-right="0cm" fo:margin-top="0.123cm" fo:margin-bottom="0cm" fo:line-height="100%" fo:text-indent="0cm"/>
    </style:style>
    <style:style style:name="P43" style:family="paragraph">
      <style:paragraph-properties fo:margin-left="1.693cm" fo:margin-right="0cm" fo:margin-top="0.158cm" fo:margin-bottom="0cm" fo:line-height="100%" fo:text-align="end" fo:text-indent="-1.693cm"/>
    </style:style>
    <style:style style:name="P44" style:family="paragraph">
      <style:paragraph-properties fo:margin-left="2.751cm" fo:margin-right="0cm" fo:margin-top="0.123cm" fo:margin-bottom="0cm" fo:line-height="100%" fo:text-align="end" fo:text-indent="-1.481cm">
        <style:tab-stops>
          <style:tab-stop style:position="0cm"/>
          <style:tab-stop style:position="2.328cm"/>
          <style:tab-stop style:position="4.868cm"/>
          <style:tab-stop style:position="7.408cm"/>
          <style:tab-stop style:position="9.948cm"/>
          <style:tab-stop style:position="12.488cm"/>
          <style:tab-stop style:position="15.028cm"/>
          <style:tab-stop style:position="17.568cm"/>
          <style:tab-stop style:position="20.108cm"/>
          <style:tab-stop style:position="22.648cm"/>
          <style:tab-stop style:position="25.188cm"/>
        </style:tab-stops>
      </style:paragraph-properties>
    </style:style>
    <style:style style:name="P45" style:family="paragraph">
      <style:paragraph-properties fo:margin-left="2.751cm" fo:margin-right="0cm" fo:margin-top="0.123cm" fo:margin-bottom="0cm" fo:line-height="90%" fo:text-indent="-1.481cm"/>
    </style:style>
    <style:style style:name="P46" style:family="paragraph">
      <style:paragraph-properties fo:margin-left="1.693cm" fo:margin-right="0cm" fo:margin-top="0.158cm" fo:margin-bottom="0cm" fo:line-height="90%" fo:text-align="end" fo:text-indent="-1.693cm"/>
    </style:style>
    <style:style style:name="P47" style:family="paragraph">
      <style:paragraph-properties fo:margin-left="2.751cm" fo:margin-right="0cm" fo:margin-top="0.123cm" fo:margin-bottom="0cm" fo:line-height="90%" fo:text-align="end" fo:text-indent="-1.481cm">
        <style:tab-stops>
          <style:tab-stop style:position="0cm"/>
          <style:tab-stop style:position="2.328cm"/>
          <style:tab-stop style:position="4.868cm"/>
          <style:tab-stop style:position="7.408cm"/>
          <style:tab-stop style:position="9.948cm"/>
          <style:tab-stop style:position="12.488cm"/>
          <style:tab-stop style:position="15.028cm"/>
          <style:tab-stop style:position="17.568cm"/>
          <style:tab-stop style:position="20.108cm"/>
          <style:tab-stop style:position="22.648cm"/>
          <style:tab-stop style:position="25.188cm"/>
        </style:tab-stops>
      </style:paragraph-properties>
    </style:style>
    <style:style style:name="P48" style:family="paragraph">
      <style:paragraph-properties fo:margin-left="0cm" fo:margin-right="0cm" fo:margin-top="0.141cm" fo:margin-bottom="0cm" fo:line-height="100%" fo:text-indent="0cm"/>
    </style:style>
    <style:style style:name="P49" style:family="paragraph">
      <style:paragraph-properties fo:margin-left="1.693cm" fo:margin-right="0cm" fo:margin-top="0.176cm" fo:margin-bottom="0cm" fo:line-height="90%" fo:text-indent="-1.693cm"/>
    </style:style>
    <style:style style:name="P50" style:family="paragraph">
      <style:paragraph-properties fo:margin-left="1.693cm" fo:margin-right="0cm" fo:margin-top="0.141cm" fo:margin-bottom="0cm" fo:line-height="90%" fo:text-indent="-1.693cm"/>
    </style:style>
    <style:style style:name="P51" style:family="paragraph">
      <style:paragraph-properties fo:margin-left="1.693cm" fo:margin-right="0cm" fo:margin-top="0.123cm" fo:margin-bottom="0cm" fo:line-height="90%" fo:text-indent="-1.693cm"/>
    </style:style>
    <style:style style:name="P52" style:family="paragraph">
      <style:paragraph-properties fo:margin-left="1.693cm" fo:margin-right="0cm" fo:margin-top="0.211cm" fo:margin-bottom="0cm" fo:line-height="100%" fo:text-indent="-1.693cm"/>
    </style:style>
    <style:style style:name="P53" style:family="paragraph">
      <style:paragraph-properties fo:margin-left="1.693cm" fo:margin-right="0cm" fo:margin-top="0.176cm" fo:margin-bottom="0cm" fo:line-height="100%" fo:text-indent="-1.693cm"/>
    </style:style>
    <style:style style:name="P54" style:family="paragraph">
      <style:paragraph-properties fo:margin-left="1.693cm" fo:margin-right="0cm" fo:margin-top="0.141cm" fo:margin-bottom="0cm" fo:line-height="100%" fo:text-indent="-1.693cm"/>
    </style:style>
    <style:style style:name="T1" style:family="text">
      <style:text-properties fo:color="#0000cc" fo:font-family="Arial" style:font-pitch="variable" fo:font-size="20pt" fo:language="es" fo:country="E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" style:family="text">
      <style:text-properties fo:color="#ff9966" fo:font-family="Arial" style:font-pitch="variable" fo:font-size="26pt" fo:language="es" fo:country="ES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fo:font-family="Arial" style:font-pitch="variable" fo:font-size="21pt" fo:language="es" fo:country="ES" fo:font-weight="bold" style:font-size-asian="21pt" style:font-weight-asian="bold" style:font-size-complex="21pt" style:font-weight-complex="bold"/>
    </style:style>
    <style:style style:name="T4" style:family="text">
      <style:text-properties fo:color="#000066" fo:font-family="Arial" style:font-pitch="variable" fo:font-size="25pt" fo:language="es" fo:country="ES" fo:font-weight="bold" style:font-size-asian="25pt" style:font-weight-asian="bold" style:font-size-complex="25pt" style:font-weight-complex="bold"/>
    </style:style>
    <style:style style:name="T5" style:family="text">
      <style:text-properties fo:color="#a50021" fo:font-family="Univers" style:font-family-generic="swiss" style:font-pitch="variable" fo:font-size="40pt" fo:language="es" fo:country="ES" fo:font-weight="bold" style:font-size-asian="40pt" style:font-weight-asian="bold" style:font-size-complex="40pt" style:font-weight-complex="bold"/>
    </style:style>
    <style:style style:name="T6" style:family="text">
      <style:text-properties fo:color="#ff0000" fo:font-family="Univers" style:font-family-generic="swiss" style:font-pitch="variable" fo:font-size="28pt" fo:language="es" fo:country="ES" style:font-size-asian="28pt" style:font-size-complex="28pt"/>
    </style:style>
    <style:style style:name="T7" style:family="text">
      <style:text-properties fo:font-family="Univers" style:font-family-generic="swiss" style:font-pitch="variable" fo:font-size="24pt" fo:language="es" fo:country="ES" style:font-size-asian="24pt" style:font-size-complex="24pt"/>
    </style:style>
    <style:style style:name="T8" style:family="text">
      <style:text-properties fo:font-family="Univers" style:font-family-generic="swiss" style:font-pitch="variable" fo:font-size="20pt" fo:language="es" fo:country="ES" style:font-size-asian="20pt" style:font-size-complex="20pt"/>
    </style:style>
    <style:style style:name="T9" style:family="text">
      <style:text-properties fo:font-family="Univers" style:font-family-generic="swiss" style:font-pitch="variable" fo:font-size="18pt" fo:language="es" fo:country="ES" style:font-size-asian="18pt" style:font-size-complex="18pt"/>
    </style:style>
    <style:style style:name="T10" style:family="text">
      <style:text-properties fo:color="#a50021" fo:font-family="Univers" style:font-family-generic="swiss" style:font-pitch="variable" fo:font-size="32pt" fo:language="es" fo:country="ES" fo:font-weight="bold" style:font-size-asian="32pt" style:font-weight-asian="bold" style:font-size-complex="32pt" style:font-weight-complex="bold"/>
    </style:style>
    <style:style style:name="T11" style:family="text">
      <style:text-properties fo:color="#ff0000" fo:font-family="Univers" style:font-family-generic="swiss" style:font-pitch="variable" fo:font-size="40pt" fo:language="es" fo:country="ES" fo:font-weight="bold" style:font-size-asian="40pt" style:font-weight-asian="bold" style:font-size-complex="40pt" style:font-weight-complex="bold"/>
    </style:style>
    <style:style style:name="T12" style:family="text">
      <style:text-properties fo:color="#ff0000" fo:font-family="Univers" style:font-family-generic="swiss" style:font-pitch="variable" fo:font-size="32pt" fo:language="es" fo:country="ES" fo:font-weight="bold" style:font-size-asian="32pt" style:font-weight-asian="bold" style:font-size-complex="32pt" style:font-weight-complex="bold"/>
    </style:style>
    <style:style style:name="T13" style:family="text">
      <style:text-properties fo:color="#000000" fo:font-family="Univers" style:font-family-generic="swiss" style:font-pitch="variable" fo:font-size="28pt" fo:language="es" fo:country="ES" fo:font-weight="bold" style:font-size-asian="28pt" style:font-weight-asian="bold" style:font-size-complex="28pt" style:font-weight-complex="bold"/>
    </style:style>
    <style:style style:name="T14" style:family="text">
      <style:text-properties fo:color="#a50021" fo:font-family="Univers" style:font-family-generic="swiss" style:font-pitch="variable" fo:language="es" fo:country="ES" fo:font-weight="bold" style:font-weight-asian="bold" style:font-weight-complex="bold"/>
    </style:style>
    <style:style style:name="T15" style:family="text">
      <style:text-properties fo:color="#ff0000" fo:font-family="Univers" style:font-family-generic="swiss" style:font-pitch="variable" fo:language="es" fo:country="ES"/>
    </style:style>
    <style:style style:name="T16" style:family="text">
      <style:text-properties fo:font-family="Univers" style:font-family-generic="swiss" style:font-pitch="variable" fo:font-size="16pt" fo:language="es" fo:country="ES" style:font-size-asian="16pt" style:font-size-complex="16pt"/>
    </style:style>
    <style:style style:name="T17" style:family="text">
      <style:text-properties fo:color="#ff0000" fo:font-family="Univers" style:font-family-generic="swiss" style:font-pitch="variable" fo:font-size="20pt" fo:language="es" fo:country="ES" style:font-size-asian="20pt" style:font-size-complex="20pt"/>
    </style:style>
    <style:style style:name="T18" style:family="text">
      <style:text-properties fo:font-family="Univers" style:font-family-generic="swiss" style:font-pitch="variable" fo:font-size="18pt" fo:language="en" fo:country="GB" fo:font-style="italic" style:font-size-asian="18pt" style:font-style-asian="italic" style:font-size-complex="18pt" style:font-style-complex="italic"/>
    </style:style>
    <style:style style:name="T19" style:family="text">
      <style:text-properties fo:font-family="Symbol" style:font-family-generic="roman" style:font-pitch="variable" style:font-charset="x-symbol" fo:font-size="18pt" fo:language="en" fo:country="GB" fo:font-style="italic" style:font-size-asian="18pt" style:font-style-asian="italic" style:font-size-complex="18pt" style:font-style-complex="italic"/>
    </style:style>
    <style:style style:name="T20" style:family="text">
      <style:text-properties fo:font-family="Univers" style:font-family-generic="swiss" style:font-pitch="variable" fo:font-size="14pt" fo:language="en" fo:country="GB" style:font-size-asian="14pt" style:font-size-complex="14pt"/>
    </style:style>
    <style:style style:name="T21" style:family="text">
      <style:text-properties fo:color="#ff0000" fo:font-family="Univers" style:font-family-generic="swiss" style:font-pitch="variable" fo:font-size="14pt" fo:language="es" fo:country="ES" style:font-size-asian="14pt" style:font-size-complex="14pt"/>
    </style:style>
    <style:style style:name="T22" style:family="text">
      <style:text-properties fo:color="#ff0000" fo:font-family="Univers" style:font-family-generic="swiss" style:font-pitch="variable" fo:font-size="18pt" fo:language="es" fo:country="ES" style:font-size-asian="18pt" style:font-size-complex="18pt"/>
    </style:style>
    <style:style style:name="T23" style:family="text">
      <style:text-properties fo:color="#ff0000" fo:font-family="Univers" style:font-family-generic="swiss" style:font-pitch="variable" fo:font-size="18pt" fo:language="en" fo:country="GB" style:font-size-asian="18pt" style:font-size-complex="18pt"/>
    </style:style>
    <style:style style:name="T24" style:family="text">
      <style:text-properties fo:color="#ff0000" fo:font-family="Univers" style:font-family-generic="swiss" style:font-pitch="variable" fo:font-size="16pt" fo:language="es" fo:country="ES" style:font-size-asian="16pt" style:font-size-complex="16pt"/>
    </style:style>
    <style:style style:name="T25" style:family="text">
      <style:text-properties fo:color="#ff0000" fo:font-family="Univers" style:font-family-generic="swiss" style:font-pitch="variable" fo:font-size="20pt" fo:language="en" fo:country="GB" fo:font-style="italic" style:font-size-asian="20pt" style:font-style-asian="italic" style:font-size-complex="20pt" style:font-style-complex="italic"/>
    </style:style>
    <style:style style:name="T26" style:family="text">
      <style:text-properties fo:font-family="Univers" style:font-family-generic="swiss" style:font-pitch="variable" fo:font-size="16pt" fo:language="en" fo:country="GB" style:text-underline-style="solid" style:text-underline-width="auto" style:text-underline-color="font-color" style:font-size-asian="16pt" style:font-size-complex="16pt"/>
    </style:style>
    <style:style style:name="T27" style:family="text">
      <style:text-properties fo:font-family="Univers" style:font-family-generic="swiss" style:font-pitch="variable" fo:font-size="16pt" fo:language="en" fo:country="GB" style:font-size-asian="16pt" style:font-size-complex="16pt"/>
    </style:style>
    <style:style style:name="T28" style:family="text">
      <style:text-properties fo:font-family="Univers" style:font-family-generic="swiss" style:font-pitch="variable" fo:font-size="14pt" fo:language="en" fo:country="GB" fo:font-style="italic" style:font-size-asian="14pt" style:font-style-asian="italic" style:font-size-complex="14pt" style:font-style-complex="italic"/>
    </style:style>
    <style:style style:name="T29" style:family="text">
      <style:text-properties fo:color="#ff0000" fo:font-family="Univers" style:font-family-generic="swiss" style:font-pitch="variable" fo:font-size="24pt" fo:language="en" fo:country="GB" fo:font-style="italic" style:font-size-asian="24pt" style:font-style-asian="italic" style:font-size-complex="24pt" style:font-style-complex="italic"/>
    </style:style>
    <style:style style:name="T30" style:family="text">
      <style:text-properties fo:font-family="Univers" style:font-family-generic="swiss" style:font-pitch="variable" fo:font-size="16pt" fo:language="en" fo:country="GB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cc" fo:font-size="100%"/>
      </text:list-level-style-bullet>
      <text:list-level-style-bullet text:level="2" text:bullet-char="•">
        <style:list-level-properties text:space-before="1.27cm"/>
        <style:text-properties fo:font-family="Univers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Univers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Univers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Univers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Univers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Univers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Univers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Univers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Univers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9966" fo:font-size="100%"/>
      </text:list-level-style-bullet>
      <text:list-level-style-bullet text:level="2" text:bullet-char="•">
        <style:list-level-properties text:space-before="1.27cm"/>
        <style:text-properties fo:font-family="Univers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Univers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Univers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Univers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Univers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Univers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Univers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Univers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Univers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66" fo:font-size="100%"/>
      </text:list-level-style-bullet>
      <text:list-level-style-bullet text:level="2" text:bullet-char="•">
        <style:list-level-properties text:space-before="1.27cm"/>
        <style:text-properties fo:font-family="Univers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Univers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Univers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Univers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Univers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Univers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Univers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Univers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Univers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Univers" style:font-family-generic="swiss" style:font-pitch="variable" fo:color="#a50021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Univers" style:font-family-generic="swiss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Univers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Univers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Univers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">
        <style:list-level-properties text:space-before="2.54cm" text:min-label-width="0.635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Univers" style:font-family-generic="swiss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">
        <style:list-level-properties text:space-before="1.27cm" text:min-label-width="0.793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">
        <style:list-level-properties text:space-before="1.27cm" text:min-label-width="0.793cm"/>
        <style:text-properties fo:font-family="Symbol" style:font-family-generic="roman" style:font-pitch="variable" style:font-charset="x-symbol" fo:color="#ff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">
        <style:list-level-properties text:min-label-width="0.952cm"/>
        <style:text-properties fo:font-family="Symbol" style:font-family-generic="roman" style:font-pitch="variable" style:font-charset="x-symbol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">
        <style:list-level-properties text:space-before="1.27cm" text:min-label-width="0.793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Univers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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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bullet text:level="1" text:bullet-char="•">
        <style:list-level-properties text:min-label-width="1.693cm"/>
        <style:text-properties fo:font-family="Univers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bullet text:level="1" text:bullet-char="">
        <style:list-level-properties text:min-label-width="1.693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1">
        <style:list-level-properties text:space-before="1.27cm" text:min-label-width="1.481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4">
      <text:list-level-style-bullet text:level="1" text:bullet-char="•">
        <style:list-level-properties text:min-label-width="1.693cm"/>
        <style:text-properties fo:font-family="Univers" style:font-family-generic="swiss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1.481cm"/>
        <style:text-properties fo:font-family="Univers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1">
        <style:list-level-properties text:space-before="1.27cm" text:min-label-width="1.481cm"/>
        <style:text-properties fo:color="#ff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redeterminado" presentation:use-date-time-name="dtd1" draw:id="id1">
        <office:forms form:automatic-focus="false" form:apply-design-mode="false"/>
        <draw:custom-shape draw:name="Rectangle 2" draw:style-name="gr1" draw:text-style-name="P1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name="Picture 3" draw:style-name="gr2" draw:text-style-name="P2" draw:id="id2" draw:layer="layout" svg:width="5.208cm" svg:height="13.123cm" svg:x="0.635cm" svg:y="0.847cm">
          <draw:image xlink:href="Pictures/2000000900000F2F0000202146E4CB70.wmf" xlink:type="simple" xlink:show="embed" xlink:actuate="onLoad">
            <text:p/>
          </draw:image>
        </draw:frame>
        <draw:custom-shape draw:name="Text Box 4" draw:style-name="gr3" draw:text-style-name="P1" draw:layer="layout" svg:width="15.42cm" svg:height="1.07cm" svg:x="7.197cm" svg:y="11.007cm">
          <text:p text:id="id4" text:style-name="P3"><text:span text:style-name="T1">Madrid, 26 de enero 2008</text:span></text:p>
          <draw:enhanced-geometry svg:viewBox="0 0 21600 21600" draw:type="mso-spt202" draw:enhanced-path="M 0 0 L 21600 0 21600 21600 0 21600 0 0 Z N"/>
        </draw:custom-shape>
        <draw:custom-shape draw:name="Text Box 5" draw:style-name="gr3" draw:text-style-name="P1" draw:id="id6" draw:layer="layout" svg:width="22.648cm" svg:height="2.886cm" svg:x="2.117cm" svg:y="15.028cm">
          <text:p text:style-name="P4"><text:span text:style-name="T2">Director <text:s/>General de Productos Estadísticos</text:span></text:p>
          <text:p text:style-name="P5"><text:span text:style-name="T2">Instituto Nacional de Estadística</text:span><text:span text:style-name="T3"> </text:span></text:p>
          <draw:enhanced-geometry svg:viewBox="0 0 21600 21600" draw:type="mso-spt202" draw:enhanced-path="M 0 0 L 21600 0 21600 21600 0 21600 0 0 Z N"/>
        </draw:custom-shape>
        <draw:custom-shape draw:name="Text Box 6" draw:style-name="gr3" draw:text-style-name="P1" draw:id="id5" draw:layer="layout" svg:width="13.243cm" svg:height="1.281cm" svg:x="7.408cm" svg:y="13.123cm">
          <text:p text:style-name="P6"><text:span text:style-name="T4">Mariano Gómez del Moral</text:span></text:p>
          <draw:enhanced-geometry svg:viewBox="0 0 21600 21600" draw:type="mso-spt202" draw:enhanced-path="M 0 0 L 21600 0 21600 21600 0 21600 0 0 Z N"/>
        </draw:custom-shape>
        <draw:custom-shape draw:name="WordArt 7" draw:style-name="gr4" draw:text-style-name="P7" draw:id="id3" draw:layer="layout" svg:width="17.992cm" svg:height="7.409cm" svg:x="6.35cm" svg:y="2.963cm">
          <text:list text:style-name="L4">
            <text:list-header>
              <text:p text:style-name="P7">Introducción a la</text:p>
              <text:p text:style-name="P7">Contabilidad Nacional</text:p>
            </text:list-header>
          </text:list>
          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smil:dur="indefinite" smil:restart="never" presentation:node-type="timing-root">
          <anim:par smil:begin="id1.begin">
            <anim:transitionFilter smil:dur="1s" smil:type="barnDoorWipe" smil:subtype="horizontal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stretchy" presentation:preset-sub-type="from-lef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-width/2;x" smil:keyTimes="0;1"/>
                  <anim:animate smil:dur="0.5s" smil:fill="hold" smil:targetElement="id2" smil:attributeName="y" smil:values="y;y" smil:keyTimes="0;1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checkerboard" presentation:preset-sub-type="across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checkerBoardWipe" smil:subtype="across"/>
                </anim:par>
              </anim:par>
              <anim:par smil:begin="1s" smil:fill="hold">
                <anim:par smil:begin="0s" smil:fill="hold" presentation:node-type="after-previous" presentation:group-id="0" presentation:preset-class="entrance" presentation:preset-id="ooo-entrance-wipe" presentation:preset-sub-type="from-left">
                  <anim:set smil:begin="0s" smil:dur="0.001s" smil:fill="hold" smil:targetElement="id5" smil:attributeName="visibility" smil:to="visible"/>
                  <anim:transitionFilter smil:dur="0.5s" smil:targetElement="id5" smil:type="barWipe" smil:subtype="leftToRight"/>
                </anim:par>
              </anim:par>
              <anim:par smil:begin="1.5s" smil:fill="hold">
                <anim:par smil:begin="0s" smil:fill="hold" presentation:node-type="after-previous" presentation:group-id="0" presentation:preset-class="entrance" presentation:preset-id="ooo-entrance-diagonal-squares" presentation:preset-sub-type="right-to-bottom">
                  <anim:set smil:begin="0s" smil:dur="0.001s" smil:fill="hold" smil:targetElement="id6" smil:attributeName="visibility" smil:to="visible"/>
                  <anim:transitionFilter smil:dur="0.5s" smil:targetElement="id6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5" draw:layer="layout" svg:width="13.794cm" svg:height="10.342cm" svg:x="2.544cm" svg:y="2.067cm" draw:page-number="1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2" draw:style-name="dp3" draw:master-page-name="Predeterminado" presentation:use-date-time-name="dtd1">
        <draw:frame presentation:style-name="pr2" draw:text-style-name="P1" draw:id="id7" draw:layer="layout" svg:width="21.59cm" svg:height="3.641cm" svg:x="1.905cm" svg:y="0.614cm" presentation:class="title" presentation:user-transformed="true">
          <draw:text-box>
            <text:p text:style-name="P8"><text:span text:style-name="T5">Sistemas de Cuentas Nacionales</text:span></text:p>
          </draw:text-box>
        </draw:frame>
        <draw:frame presentation:style-name="pr3" draw:text-style-name="P1" draw:layer="layout" svg:width="21.59cm" svg:height="12.381cm" svg:x="1.693cm" svg:y="4.657cm" presentation:class="outline" presentation:user-transformed="true">
          <draw:text-box>
            <text:list text:style-name="L6">
              <text:list-item>
                <text:p text:id="id8" text:style-name="P9"><text:span text:style-name="T6">Naciones Unidas</text:span></text:p>
              </text:list-item>
            </text:list>
            <text:list text:style-name="L7">
              <text:list-item>
                <text:list>
                  <text:list-item>
                    <text:p text:id="id9" text:style-name="P10"><text:span text:style-name="T7">SCN (1947, 1953, 1968)</text:span></text:p>
                  </text:list-item>
                  <text:list-item>
                    <text:p text:id="id10" text:style-name="P10"><text:span text:style-name="T7">SCN-93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id="id11" text:style-name="P11"><text:span text:style-name="T8">Armonización Institucional: </text:span></text:p>
                      </text:list-item>
                    </text:list>
                  </text:list-item>
                </text:list>
              </text:list-item>
            </text:list>
            <text:p text:id="id12" text:style-name="P12"><text:span text:style-name="T9">NU, FMI, BM, OCDE, EUROSTAT</text:span></text:p>
            <text:list text:continue-numbering="true" text:style-name="L8">
              <text:list-item>
                <text:list>
                  <text:list-item>
                    <text:list>
                      <text:list-item>
                        <text:p text:id="id13" text:style-name="P11"><text:span text:style-name="T8">Armonización Estadística:</text:span></text:p>
                      </text:list-item>
                    </text:list>
                  </text:list-item>
                </text:list>
              </text:list-item>
            </text:list>
            <text:p text:id="id14" text:style-name="P12"><text:span text:style-name="T9">Clasificaciones; Manual Balanza Pagos; Empleo OIT;</text:span></text:p>
            <text:p text:id="id15" text:style-name="P12"><text:span text:style-name="T9">Manual Finanzas Públicas...</text:span></text:p>
            <text:p text:style-name="P12"><text:span text:style-name="T9"/></text:p>
            <text:list text:style-name="L6">
              <text:list-item>
                <text:p text:id="id16" text:style-name="P9"><text:span text:style-name="T6">Unión Europea</text:span></text:p>
              </text:list-item>
            </text:list>
            <text:list text:style-name="L7">
              <text:list-item>
                <text:list>
                  <text:list-item>
                    <text:p text:id="id17" text:style-name="P10"><text:span text:style-name="T7">SEC-70/79</text:span></text:p>
                  </text:list-item>
                  <text:list-item>
                    <text:p text:id="id18" text:style-name="P10"><text:span text:style-name="T7">SEC-95: Reglamento, Calendario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 smil:additive="base"/>
                  <anim:animate smil:dur="0.5s" smil:fill="hold" smil:targetElement="id7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8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9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0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2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3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794cm" svg:height="10.342cm" svg:x="2.544cm" svg:y="2.067cm" draw:page-number="2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3" draw:style-name="dp3" draw:master-page-name="Predeterminado" presentation:use-date-time-name="dtd1">
        <draw:frame presentation:style-name="pr2" draw:text-style-name="P1" draw:id="id19" draw:layer="layout" svg:width="20.955cm" svg:height="6.349cm" svg:x="2.539cm" svg:y="0.106cm" presentation:class="title" presentation:user-transformed="true">
          <draw:text-box>
            <text:p text:style-name="P8"><text:span text:style-name="T5">SCN 1947</text:span><text:span text:style-name="T5"><text:line-break/></text:span><text:span text:style-name="T5"> </text:span><text:span text:style-name="T10">(Definición y medición de la Renta Nacional y de los totales relacionados con ella)</text:span></text:p>
          </draw:text-box>
        </draw:frame>
        <draw:frame presentation:style-name="pr4" draw:text-style-name="P1" draw:layer="layout" svg:width="21.59cm" svg:height="11.653cm" svg:x="1.905cm" svg:y="6.35cm" presentation:class="outline" presentation:user-transformed="true">
          <draw:text-box>
            <text:list text:style-name="L6">
              <text:list-item>
                <text:p text:id="id20" text:style-name="P13"><text:span text:style-name="T6">Define la renta nacional y el producto nacional bruto a partir de la selección y combinación de las operaciones elementales de un sistema económico </text:span></text:p>
              </text:list-item>
            </text:list>
            <text:p text:style-name="P13"><text:span text:style-name="T6"/></text:p>
            <text:list text:continue-numbering="true" text:style-name="L6">
              <text:list-item>
                <text:p text:id="id21" text:style-name="P13"><text:span text:style-name="T6">Recomienda la adopción de un conjunto de nueve tablas como marco para la presentación de las estadísticas de la renta nacional</text:span></text:p>
              </text:list-item>
            </text:list>
            <text:p text:style-name="P14"><text:span text:style-name="T6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0-width/2;x" smil:keyTimes="0;1" smil:additive="base"/>
                  <anim:animate smil:dur="0.5s" smil:fill="hold" smil:targetElement="id19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0-width/2;x" smil:keyTimes="0;1" smil:additive="base"/>
                  <anim:animate smil:dur="0.5s" smil:fill="hold" smil:targetElement="id20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0-width/2;x" smil:keyTimes="0;1" smil:additive="base"/>
                  <anim:animate smil:dur="0.5s" smil:fill="hold" smil:targetElement="id21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4cm" svg:height="10.342cm" svg:x="2.544cm" svg:y="2.067cm" draw:page-number="3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4" draw:style-name="dp3" draw:master-page-name="Predeterminado" presentation:use-date-time-name="dtd1">
        <draw:frame presentation:style-name="pr2" draw:text-style-name="P1" draw:id="id22" draw:layer="layout" svg:width="21.59cm" svg:height="6.01cm" svg:x="1.905cm" svg:y="0.275cm" presentation:class="title" presentation:user-transformed="true">
          <draw:text-box>
            <text:p text:style-name="P8"><text:span text:style-name="T5">SCN 1953</text:span><text:span text:style-name="T11"> </text:span><text:span text:style-name="T11"><text:line-break/></text:span><text:span text:style-name="T10">(Un sistema de cuentas nacionales y sus tablas de apoyo)</text:span><text:span text:style-name="T12"><text:line-break/></text:span><text:span text:style-name="T12"/></text:p>
          </draw:text-box>
        </draw:frame>
        <draw:frame presentation:style-name="pr5" draw:text-style-name="P1" draw:layer="layout" svg:width="21.59cm" svg:height="13.336cm" svg:x="1.693cm" svg:y="5.079cm" presentation:class="outline" presentation:user-transformed="true">
          <draw:text-box>
            <text:list text:style-name="L6">
              <text:list-item>
                <text:p text:id="id23" text:style-name="P15"><text:span text:style-name="T6">Presenta un conjunto de seis cuentas normalizadas que muestran los principales flujos relacionados con la producción, el consumo, la acumulación y el comercio exterior</text:span></text:p>
              </text:list-item>
            </text:list>
            <text:p text:style-name="P15"><text:span text:style-name="T6"/></text:p>
            <text:list text:continue-numbering="true" text:style-name="L6">
              <text:list-item>
                <text:p text:id="id24" text:style-name="P15"><text:span text:style-name="T6">Incluye veinte tablas en las que se recogían detalles y clasificaciones alternativas de dichos flujo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0-width/2;x" smil:keyTimes="0;1" smil:additive="base"/>
                  <anim:animate smil:dur="0.5s" smil:fill="hold" smil:targetElement="id22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0-width/2;x" smil:keyTimes="0;1" smil:additive="base"/>
                  <anim:animate smil:dur="0.5s" smil:fill="hold" smil:targetElement="id23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0-width/2;x" smil:keyTimes="0;1" smil:additive="base"/>
                  <anim:animate smil:dur="0.5s" smil:fill="hold" smil:targetElement="id24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4cm" svg:height="10.342cm" svg:x="2.544cm" svg:y="2.067cm" draw:page-number="4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5" draw:style-name="dp3" draw:master-page-name="Predeterminado" presentation:use-date-time-name="dtd1">
        <draw:frame presentation:style-name="pr2" draw:text-style-name="P1" draw:id="id25" draw:layer="layout" svg:width="21.59cm" svg:height="3.176cm" svg:x="1.905cm" svg:y="1.692cm" presentation:class="title" presentation:user-transformed="true">
          <draw:text-box>
            <text:p text:style-name="P8"><text:span text:style-name="T5">SCN 1968</text:span></text:p>
          </draw:text-box>
        </draw:frame>
        <draw:frame presentation:style-name="pr5" draw:text-style-name="P1" draw:layer="layout" svg:width="21.59cm" svg:height="14.182cm" svg:x="1.693cm" svg:y="5.079cm" presentation:class="outline" presentation:user-transformed="true">
          <draw:text-box>
            <text:p text:style-name="P16"><text:span text:style-name="T8"/></text:p>
            <text:list text:style-name="L6">
              <text:list-item>
                <text:p text:id="id26" text:style-name="P15"><text:span text:style-name="T6">Ofrece un conjunto de veinte cuentas (cuentas consolidadas de la Nación; cuentas de producción, gasto en consumo y formación de capital; cuenta de ingresos y gastos y de capital para los sectores)</text:span></text:p>
              </text:list-item>
            </text:list>
            <text:p text:style-name="P15"><text:span text:style-name="T6"/></text:p>
            <text:list text:continue-numbering="true" text:style-name="L6">
              <text:list-item>
                <text:p text:id="id27" text:style-name="P15"><text:span text:style-name="T6">Serie detallada de tablas relacionadas con todos los aspectos del sistema</text:span></text:p>
              </text:list-item>
            </text:list>
            <text:p text:style-name="P17"><text:span text:style-name="T6"/></text:p>
            <text:p text:style-name="P18"><text:span text:style-name="T6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0-width/2;x" smil:keyTimes="0;1" smil:additive="base"/>
                  <anim:animate smil:dur="0.5s" smil:fill="hold" smil:targetElement="id25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0-width/2;x" smil:keyTimes="0;1" smil:additive="base"/>
                  <anim:animate smil:dur="0.5s" smil:fill="hold" smil:targetElement="id26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0-width/2;x" smil:keyTimes="0;1" smil:additive="base"/>
                  <anim:animate smil:dur="0.5s" smil:fill="hold" smil:targetElement="id27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4cm" svg:height="10.342cm" svg:x="2.544cm" svg:y="2.067cm" draw:page-number="5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6" draw:style-name="dp3" draw:master-page-name="Predeterminado" presentation:use-date-time-name="dtd1">
        <draw:frame presentation:style-name="pr2" draw:text-style-name="P1" draw:id="id28" draw:layer="layout" svg:width="21.59cm" svg:height="3.176cm" svg:x="2.328cm" svg:y="-0.001cm" presentation:class="title" presentation:user-transformed="true">
          <draw:text-box>
            <text:p text:style-name="P8"><text:span text:style-name="T13"><text:s/></text:span><text:span text:style-name="T14">SCN 1968</text:span></text:p>
          </draw:text-box>
        </draw:frame>
        <draw:frame presentation:style-name="pr5" draw:text-style-name="P1" draw:layer="layout" svg:width="21.59cm" svg:height="14.195cm" svg:x="1.905cm" svg:y="3.174cm" presentation:class="outline" presentation:user-transformed="true">
          <draw:text-box>
            <text:list text:style-name="L6">
              <text:list-item>
                <text:p text:id="id29" text:style-name="P13"><text:span text:style-name="T6">Las incorporaciones más importantes son:</text:span></text:p>
              </text:list-item>
            </text:list>
            <text:p text:style-name="P19"><text:span text:style-name="T9"/></text:p>
            <text:list text:style-name="L12">
              <text:list-item>
                <text:list>
                  <text:list-item>
                    <text:p text:id="id30" text:style-name="P20"><text:span text:style-name="T7">desagregación de la cuenta de producción en las cuentas input-output</text:span></text:p>
                  </text:list-item>
                  <text:list-item>
                    <text:p text:id="id31" text:style-name="P21"><text:span text:style-name="T7">desagregación de la capacidad/necesidad de financiación en flujos de los sectores financiados</text:span></text:p>
                  </text:list-item>
                  <text:list-item>
                    <text:p text:id="id32" text:style-name="P21"><text:span text:style-name="T7">divide la cuenta de ingresos y gastos de la nación para presentar las cuentas de los sectores</text:span></text:p>
                  </text:list-item>
                  <text:list-item>
                    <text:p text:id="id33" text:style-name="P21"><text:span text:style-name="T7">incorpora los balances</text:span></text:p>
                  </text:list-item>
                  <text:list-item>
                    <text:p text:id="id34" text:style-name="P21"><text:span text:style-name="T7">incorpora nuevas clasificaciones en relación con las actividades de las administraciones públicas y las ISFL</text:span></text:p>
                  </text:list-item>
                  <text:list-item>
                    <text:p text:id="id35" text:style-name="P21"><text:span text:style-name="T7">integra los datos a precios constantes para los bienes y servicios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0-width/2;x" smil:keyTimes="0;1" smil:additive="base"/>
                  <anim:animate smil:dur="0.5s" smil:fill="hold" smil:targetElement="id28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0-width/2;x" smil:keyTimes="0;1" smil:additive="base"/>
                  <anim:animate smil:dur="0.5s" smil:fill="hold" smil:targetElement="id29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0-width/2;x" smil:keyTimes="0;1" smil:additive="base"/>
                  <anim:animate smil:dur="0.5s" smil:fill="hold" smil:targetElement="id30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0-width/2;x" smil:keyTimes="0;1" smil:additive="base"/>
                  <anim:animate smil:dur="0.5s" smil:fill="hold" smil:targetElement="id31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0-width/2;x" smil:keyTimes="0;1" smil:additive="base"/>
                  <anim:animate smil:dur="0.5s" smil:fill="hold" smil:targetElement="id32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0-width/2;x" smil:keyTimes="0;1" smil:additive="base"/>
                  <anim:animate smil:dur="0.5s" smil:fill="hold" smil:targetElement="id33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0-width/2;x" smil:keyTimes="0;1" smil:additive="base"/>
                  <anim:animate smil:dur="0.5s" smil:fill="hold" smil:targetElement="id34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0-width/2;x" smil:keyTimes="0;1" smil:additive="base"/>
                  <anim:animate smil:dur="0.5s" smil:fill="hold" smil:targetElement="id35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4cm" svg:height="10.342cm" svg:x="2.544cm" svg:y="2.067cm" draw:page-number="6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7" draw:style-name="dp3" draw:master-page-name="Predeterminado" presentation:use-date-time-name="dtd1">
        <draw:frame presentation:style-name="pr2" draw:text-style-name="P1" draw:id="id36" draw:layer="layout" svg:width="21.59cm" svg:height="3.176cm" svg:x="2.117cm" svg:y="0.634cm" presentation:class="title" presentation:user-transformed="true">
          <draw:text-box>
            <text:p text:style-name="P8"><text:span text:style-name="T13"><text:s/></text:span><text:span text:style-name="T5">SCN 1968</text:span></text:p>
          </draw:text-box>
        </draw:frame>
        <draw:frame presentation:style-name="pr5" draw:text-style-name="P1" draw:layer="layout" svg:width="21.59cm" svg:height="13.453cm" svg:x="1.693cm" svg:y="4.867cm" presentation:class="outline" presentation:user-transformed="true">
          <draw:text-box>
            <text:list text:style-name="L6">
              <text:list-item>
                <text:p text:id="id37" text:style-name="P13"><text:span text:style-name="T6">Los aspectos que se dejaron para una futura revisión fueron:</text:span></text:p>
              </text:list-item>
            </text:list>
            <text:list text:style-name="L12">
              <text:list-item>
                <text:list>
                  <text:list-item>
                    <text:p text:id="id38" text:style-name="P22"><text:span text:style-name="T7">Balances (cuentas patrimoniales)</text:span></text:p>
                  </text:list-item>
                  <text:list-item>
                    <text:p text:id="id39" text:style-name="P21"><text:span text:style-name="T7">Estadísticas de distribución de la renta</text:span></text:p>
                  </text:list-item>
                  <text:list-item>
                    <text:p text:id="id40" text:style-name="P21"><text:span text:style-name="T7">Consumo y riqueza</text:span></text:p>
                  </text:list-item>
                  <text:list-item>
                    <text:p text:id="id41" text:style-name="P21"><text:span text:style-name="T7">Estudios específicos sobre agricultura, sanidad y enseñanza</text:span></text:p>
                  </text:list-item>
                  <text:list-item>
                    <text:p text:id="id42" text:style-name="P21"><text:span text:style-name="T7">Frontera entre gastos corrientes y de capital</text:span></text:p>
                  </text:list-item>
                  <text:list-item>
                    <text:p text:id="id43" text:style-name="P21"><text:span text:style-name="T7">Cuentas regionales</text:span></text:p>
                  </text:list-item>
                  <text:list-item>
                    <text:p text:id="id44" text:style-name="P21"><text:span text:style-name="T7">Flujos y stocks de capital humano</text:span></text:p>
                  </text:list-item>
                </text:list>
              </text:list-item>
            </text:list>
            <text:p text:id="id45" text:style-name="P23"><text:span text:style-name="T15">(SEC – 70/79)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0-width/2;x" smil:keyTimes="0;1" smil:additive="base"/>
                  <anim:animate smil:dur="0.5s" smil:fill="hold" smil:targetElement="id36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0-width/2;x" smil:keyTimes="0;1" smil:additive="base"/>
                  <anim:animate smil:dur="0.5s" smil:fill="hold" smil:targetElement="id37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0-width/2;x" smil:keyTimes="0;1" smil:additive="base"/>
                  <anim:animate smil:dur="0.5s" smil:fill="hold" smil:targetElement="id38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0-width/2;x" smil:keyTimes="0;1" smil:additive="base"/>
                  <anim:animate smil:dur="0.5s" smil:fill="hold" smil:targetElement="id39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0-width/2;x" smil:keyTimes="0;1" smil:additive="base"/>
                  <anim:animate smil:dur="0.5s" smil:fill="hold" smil:targetElement="id40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0-width/2;x" smil:keyTimes="0;1" smil:additive="base"/>
                  <anim:animate smil:dur="0.5s" smil:fill="hold" smil:targetElement="id41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0-width/2;x" smil:keyTimes="0;1" smil:additive="base"/>
                  <anim:animate smil:dur="0.5s" smil:fill="hold" smil:targetElement="id42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0-width/2;x" smil:keyTimes="0;1" smil:additive="base"/>
                  <anim:animate smil:dur="0.5s" smil:fill="hold" smil:targetElement="id43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0-width/2;x" smil:keyTimes="0;1" smil:additive="base"/>
                  <anim:animate smil:dur="0.5s" smil:fill="hold" smil:targetElement="id44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0-width/2;x" smil:keyTimes="0;1" smil:additive="base"/>
                  <anim:animate smil:dur="0.5s" smil:fill="hold" smil:targetElement="id45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4cm" svg:height="10.342cm" svg:x="2.544cm" svg:y="2.067cm" draw:page-number="7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8" draw:style-name="dp3" draw:master-page-name="Predeterminado" presentation:use-date-time-name="dtd1">
        <office:forms form:automatic-focus="false" form:apply-design-mode="false"/>
        <draw:frame presentation:style-name="pr2" draw:text-style-name="P1" draw:id="id46" draw:layer="layout" svg:width="21.59cm" svg:height="3.641cm" svg:x="1.905cm" svg:y="0.614cm" presentation:class="title" presentation:user-transformed="true">
          <draw:text-box>
            <text:p text:style-name="P8"><text:span text:style-name="T13"><text:s/></text:span><text:span text:style-name="T5">SCN-93/SEC-95: Rasgos básicos comunes</text:span></text:p>
          </draw:text-box>
        </draw:frame>
        <draw:frame presentation:style-name="pr5" draw:text-style-name="P1" draw:layer="layout" svg:width="22.649cm" svg:height="14.061cm" svg:x="1.692cm" svg:y="5.079cm" presentation:class="outline" presentation:user-transformed="true">
          <draw:text-box>
            <text:list text:style-name="L6">
              <text:list-item>
                <text:p text:id="id47" text:style-name="P9"><text:span text:style-name="T6">Aplicaciones</text:span></text:p>
              </text:list-item>
            </text:list>
            <text:p text:id="id48" text:style-name="P24"><text:span text:style-name="T8"><text:s/></text:span><text:span text:style-name="T8"><text:tab/></text:span></text:p>
            <text:p text:id="id49" text:style-name="P25"><text:span text:style-name="T8"><text:tab/></text:span><text:span text:style-name="T7">Análisis y evaluación de las economías</text:span></text:p>
            <text:p text:id="id50" text:style-name="P25"><text:span text:style-name="T7"><text:tab/></text:span></text:p>
            <text:p text:id="id51" text:style-name="P25"><text:span text:style-name="T7"><text:tab/></text:span><text:span text:style-name="T7">Comparaciones internacionales e interregionales</text:span></text:p>
            <text:p text:id="id52" text:style-name="P25"><text:span text:style-name="T7"><text:tab/></text:span></text:p>
            <text:p text:id="id53" text:style-name="P25"><text:span text:style-name="T7"><text:tab/></text:span><text:span text:style-name="T7">Marco para análisis y previsión macroeconómica</text:span></text:p>
            <text:p text:id="id54" text:style-name="P25"><text:span text:style-name="T7"><text:tab/></text:span></text:p>
            <text:p text:id="id55" text:style-name="P25"><text:span text:style-name="T7"><text:tab/></text:span><text:span text:style-name="T7">Formulación política y económica</text:span></text:p>
            <text:p text:id="id56" text:style-name="P25"><text:span text:style-name="T7"><text:tab/></text:span></text:p>
            <text:p text:id="id57" text:style-name="P25"><text:span text:style-name="T7"><text:tab/></text:span><text:span text:style-name="T7">Instrumento para la normalización estadística</text:span></text:p>
            <text:p text:id="id58" text:style-name="P25"><text:span text:style-name="T7"><text:tab/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0-width/2;x" smil:keyTimes="0;1" smil:additive="base"/>
                  <anim:animate smil:dur="0.5s" smil:fill="hold" smil:targetElement="id46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0-width/2;x" smil:keyTimes="0;1" smil:additive="base"/>
                  <anim:animate smil:dur="0.5s" smil:fill="hold" smil:targetElement="id47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0-width/2;x" smil:keyTimes="0;1" smil:additive="base"/>
                  <anim:animate smil:dur="0.5s" smil:fill="hold" smil:targetElement="id48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0-width/2;x" smil:keyTimes="0;1" smil:additive="base"/>
                  <anim:animate smil:dur="0.5s" smil:fill="hold" smil:targetElement="id49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0-width/2;x" smil:keyTimes="0;1" smil:additive="base"/>
                  <anim:animate smil:dur="0.5s" smil:fill="hold" smil:targetElement="id50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0-width/2;x" smil:keyTimes="0;1" smil:additive="base"/>
                  <anim:animate smil:dur="0.5s" smil:fill="hold" smil:targetElement="id51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0-width/2;x" smil:keyTimes="0;1" smil:additive="base"/>
                  <anim:animate smil:dur="0.5s" smil:fill="hold" smil:targetElement="id52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0-width/2;x" smil:keyTimes="0;1" smil:additive="base"/>
                  <anim:animate smil:dur="0.5s" smil:fill="hold" smil:targetElement="id53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0-width/2;x" smil:keyTimes="0;1" smil:additive="base"/>
                  <anim:animate smil:dur="0.5s" smil:fill="hold" smil:targetElement="id54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0-width/2;x" smil:keyTimes="0;1" smil:additive="base"/>
                  <anim:animate smil:dur="0.5s" smil:fill="hold" smil:targetElement="id55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0-width/2;x" smil:keyTimes="0;1" smil:additive="base"/>
                  <anim:animate smil:dur="0.5s" smil:fill="hold" smil:targetElement="id56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0-width/2;x" smil:keyTimes="0;1" smil:additive="base"/>
                  <anim:animate smil:dur="0.5s" smil:fill="hold" smil:targetElement="id57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0-width/2;x" smil:keyTimes="0;1" smil:additive="base"/>
                  <anim:animate smil:dur="0.5s" smil:fill="hold" smil:targetElement="id58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4cm" svg:height="10.342cm" svg:x="2.544cm" svg:y="2.067cm" draw:page-number="8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9" draw:style-name="dp3" draw:master-page-name="Predeterminado" presentation:use-date-time-name="dtd1">
        <draw:frame presentation:style-name="pr2" draw:text-style-name="P1" draw:id="id59" draw:layer="layout" svg:width="21.59cm" svg:height="3.641cm" svg:x="2.117cm" svg:y="0.614cm" presentation:class="title" presentation:user-transformed="true">
          <draw:text-box>
            <text:p text:style-name="P8"><text:span text:style-name="T13"><text:s/></text:span><text:span text:style-name="T5">SCN-93/SEC-95: Rasgos básicos comunes</text:span></text:p>
          </draw:text-box>
        </draw:frame>
        <draw:frame presentation:style-name="pr5" draw:text-style-name="P1" draw:layer="layout" svg:width="21.59cm" svg:height="13.336cm" svg:x="1.693cm" svg:y="5.079cm" presentation:class="outline" presentation:user-transformed="true">
          <draw:text-box>
            <text:list text:style-name="L6">
              <text:list-item>
                <text:p text:id="id60" text:style-name="P17"><text:span text:style-name="T6">Características de los conceptos</text:span></text:p>
              </text:list-item>
            </text:list>
            <text:p text:id="id61" text:style-name="P25"><text:span text:style-name="T8"><text:s/></text:span><text:span text:style-name="T8"><text:tab/></text:span><text:span text:style-name="T7">Compatibles internacionalmente</text:span></text:p>
            <text:p text:id="id62" text:style-name="P25"><text:span text:style-name="T7"><text:tab/></text:span><text:span text:style-name="T7">Armonizados con otras estadísticas</text:span></text:p>
            <text:p text:id="id63" text:style-name="P25"><text:span text:style-name="T7"><text:tab/></text:span><text:span text:style-name="T7">Coherentes</text:span></text:p>
            <text:p text:id="id64" text:style-name="P25"><text:span text:style-name="T7"><text:tab/></text:span><text:span text:style-name="T7">Operativos</text:span></text:p>
            <text:p text:id="id65" text:style-name="P25"><text:span text:style-name="T7"><text:tab/></text:span><text:span text:style-name="T7">Diferentes de los conceptos administrativos</text:span></text:p>
            <text:p text:id="id66" text:style-name="P25"><text:span text:style-name="T7"><text:tab/></text:span><text:span text:style-name="T7">Establecidos para un período largo de tiempo</text:span></text:p>
            <text:p text:id="id67" text:style-name="P25"><text:span text:style-name="T7"><text:tab/></text:span><text:span text:style-name="T7">Descripción del proceso económico en términos monetarios</text:span></text:p>
            <text:p text:id="id68" text:style-name="P25"><text:span text:style-name="T7"><text:tab/></text:span><text:span text:style-name="T7">Flexibles y de aplicaciones múltiples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0-width/2;x" smil:keyTimes="0;1" smil:additive="base"/>
                  <anim:animate smil:dur="0.5s" smil:fill="hold" smil:targetElement="id59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x" smil:values="0-width/2;x" smil:keyTimes="0;1" smil:additive="base"/>
                  <anim:animate smil:dur="0.5s" smil:fill="hold" smil:targetElement="id60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0-width/2;x" smil:keyTimes="0;1" smil:additive="base"/>
                  <anim:animate smil:dur="0.5s" smil:fill="hold" smil:targetElement="id61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0-width/2;x" smil:keyTimes="0;1" smil:additive="base"/>
                  <anim:animate smil:dur="0.5s" smil:fill="hold" smil:targetElement="id62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0-width/2;x" smil:keyTimes="0;1" smil:additive="base"/>
                  <anim:animate smil:dur="0.5s" smil:fill="hold" smil:targetElement="id63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0-width/2;x" smil:keyTimes="0;1" smil:additive="base"/>
                  <anim:animate smil:dur="0.5s" smil:fill="hold" smil:targetElement="id64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x" smil:values="0-width/2;x" smil:keyTimes="0;1" smil:additive="base"/>
                  <anim:animate smil:dur="0.5s" smil:fill="hold" smil:targetElement="id65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x" smil:values="0-width/2;x" smil:keyTimes="0;1" smil:additive="base"/>
                  <anim:animate smil:dur="0.5s" smil:fill="hold" smil:targetElement="id66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x" smil:values="0-width/2;x" smil:keyTimes="0;1" smil:additive="base"/>
                  <anim:animate smil:dur="0.5s" smil:fill="hold" smil:targetElement="id67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68" anim:sub-item="text" smil:attributeName="visibility" smil:to="visible"/>
                  <anim:animate smil:dur="0.5s" smil:fill="hold" smil:targetElement="id68" anim:sub-item="text" smil:attributeName="x" smil:values="0-width/2;x" smil:keyTimes="0;1" smil:additive="base"/>
                  <anim:animate smil:dur="0.5s" smil:fill="hold" smil:targetElement="id68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4cm" svg:height="10.342cm" svg:x="2.544cm" svg:y="2.067cm" draw:page-number="9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10" draw:style-name="dp3" draw:master-page-name="Predeterminado" presentation:use-date-time-name="dtd1">
        <draw:frame presentation:style-name="pr2" draw:text-style-name="P1" draw:id="id69" draw:layer="layout" svg:width="21.59cm" svg:height="3.641cm" svg:x="2.328cm" svg:y="0.402cm" presentation:class="title" presentation:user-transformed="true">
          <draw:text-box>
            <text:p text:style-name="P8"><text:span text:style-name="T13"><text:s/></text:span><text:span text:style-name="T5">SCN-93/SEC-95: Rasgos básicos diferenciadores</text:span></text:p>
          </draw:text-box>
        </draw:frame>
        <draw:frame presentation:style-name="pr6" draw:text-style-name="P1" draw:layer="layout" svg:width="23.495cm" svg:height="14.183cm" svg:x="1.904cm" svg:y="4.233cm" presentation:class="outline" presentation:user-transformed="true">
          <draw:text-box>
            <text:p text:style-name="P16"><text:span text:style-name="T8"/></text:p>
            <text:list text:style-name="L14">
              <text:list-item>
                <text:p text:id="id70" text:style-name="P15"><text:span text:style-name="T6">Aplicaciones específicas SEC-95</text:span></text:p>
              </text:list-item>
            </text:list>
            <text:p text:id="id71" text:style-name="P26"><text:span text:style-name="T16"><text:tab/></text:span><text:span text:style-name="T7">Seguimiento política monetaria europea (UME…)</text:span></text:p>
            <text:p text:id="id72" text:style-name="P26"><text:span text:style-name="T7"><text:tab/></text:span><text:span text:style-name="T7">Concesión ayudas financieras</text:span></text:p>
            <text:p text:id="id73" text:style-name="P26"><text:span text:style-name="T7"><text:tab/></text:span><text:span text:style-name="T7">Cálculo recursos propios</text:span></text:p>
            <text:list text:continue-numbering="true" text:style-name="L14">
              <text:list-item>
                <text:p text:id="id74" text:style-name="P15"><text:span text:style-name="T6">Presentación</text:span></text:p>
              </text:list-item>
            </text:list>
            <text:p text:id="id75" text:style-name="P26"><text:span text:style-name="T9"><text:tab/></text:span><text:span text:style-name="T7">Operaciones - capítulos (SEC-95)</text:span></text:p>
            <text:p text:id="id76" text:style-name="P26"><text:span text:style-name="T7"><text:tab/></text:span><text:span text:style-name="T7">Cuentas - capítulos (SCN-93)</text:span></text:p>
            <text:list text:continue-numbering="true" text:style-name="L14">
              <text:list-item>
                <text:p text:id="id77" text:style-name="P15"><text:span text:style-name="T6">Descripción de los conceptos</text:span></text:p>
              </text:list-item>
              <text:list-item>
                <text:p text:id="id78" text:style-name="P15"><text:span text:style-name="T6">Especificidad conceptos y clasificaciones, criterios, umbrales, ….. del SEC-95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0-width/2;x" smil:keyTimes="0;1" smil:additive="base"/>
                  <anim:animate smil:dur="0.5s" smil:fill="hold" smil:targetElement="id69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70" anim:sub-item="text" smil:attributeName="visibility" smil:to="visible"/>
                  <anim:animate smil:dur="0.5s" smil:fill="hold" smil:targetElement="id70" anim:sub-item="text" smil:attributeName="x" smil:values="0-width/2;x" smil:keyTimes="0;1" smil:additive="base"/>
                  <anim:animate smil:dur="0.5s" smil:fill="hold" smil:targetElement="id70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0-width/2;x" smil:keyTimes="0;1" smil:additive="base"/>
                  <anim:animate smil:dur="0.5s" smil:fill="hold" smil:targetElement="id71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72" anim:sub-item="text" smil:attributeName="visibility" smil:to="visible"/>
                  <anim:animate smil:dur="0.5s" smil:fill="hold" smil:targetElement="id72" anim:sub-item="text" smil:attributeName="x" smil:values="0-width/2;x" smil:keyTimes="0;1" smil:additive="base"/>
                  <anim:animate smil:dur="0.5s" smil:fill="hold" smil:targetElement="id72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x" smil:values="0-width/2;x" smil:keyTimes="0;1" smil:additive="base"/>
                  <anim:animate smil:dur="0.5s" smil:fill="hold" smil:targetElement="id73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74" anim:sub-item="text" smil:attributeName="visibility" smil:to="visible"/>
                  <anim:animate smil:dur="0.5s" smil:fill="hold" smil:targetElement="id74" anim:sub-item="text" smil:attributeName="x" smil:values="0-width/2;x" smil:keyTimes="0;1" smil:additive="base"/>
                  <anim:animate smil:dur="0.5s" smil:fill="hold" smil:targetElement="id74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75" anim:sub-item="text" smil:attributeName="visibility" smil:to="visible"/>
                  <anim:animate smil:dur="0.5s" smil:fill="hold" smil:targetElement="id75" anim:sub-item="text" smil:attributeName="x" smil:values="0-width/2;x" smil:keyTimes="0;1" smil:additive="base"/>
                  <anim:animate smil:dur="0.5s" smil:fill="hold" smil:targetElement="id75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76" anim:sub-item="text" smil:attributeName="visibility" smil:to="visible"/>
                  <anim:animate smil:dur="0.5s" smil:fill="hold" smil:targetElement="id76" anim:sub-item="text" smil:attributeName="x" smil:values="0-width/2;x" smil:keyTimes="0;1" smil:additive="base"/>
                  <anim:animate smil:dur="0.5s" smil:fill="hold" smil:targetElement="id76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77" anim:sub-item="text" smil:attributeName="visibility" smil:to="visible"/>
                  <anim:animate smil:dur="0.5s" smil:fill="hold" smil:targetElement="id77" anim:sub-item="text" smil:attributeName="x" smil:values="0-width/2;x" smil:keyTimes="0;1" smil:additive="base"/>
                  <anim:animate smil:dur="0.5s" smil:fill="hold" smil:targetElement="id77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78" anim:sub-item="text" smil:attributeName="visibility" smil:to="visible"/>
                  <anim:animate smil:dur="0.5s" smil:fill="hold" smil:targetElement="id78" anim:sub-item="text" smil:attributeName="x" smil:values="0-width/2;x" smil:keyTimes="0;1" smil:additive="base"/>
                  <anim:animate smil:dur="0.5s" smil:fill="hold" smil:targetElement="id78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4cm" svg:height="10.342cm" svg:x="2.544cm" svg:y="2.067cm" draw:page-number="10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11" draw:style-name="dp3" draw:master-page-name="Predeterminado" presentation:use-date-time-name="dtd1">
        <draw:frame presentation:style-name="pr2" draw:text-style-name="P1" draw:id="id79" draw:layer="layout" svg:width="21.59cm" svg:height="3.641cm" svg:x="2.117cm" svg:y="0.402cm" presentation:class="title" presentation:user-transformed="true">
          <draw:text-box>
            <text:p text:style-name="P8"><text:span text:style-name="T13"><text:s/></text:span><text:span text:style-name="T5">Diferencias SEC-95/SEC-70 (SCN-93/SCN-68)</text:span></text:p>
          </draw:text-box>
        </draw:frame>
        <draw:frame presentation:style-name="pr5" draw:text-style-name="P1" draw:layer="layout" svg:width="21.59cm" svg:height="15.015cm" svg:x="1.482cm" svg:y="3.809cm" presentation:class="outline" presentation:user-transformed="true">
          <draw:text-box>
            <text:list text:style-name="L14">
              <text:list-item>
                <text:p text:id="id80" text:style-name="P13"><text:span text:style-name="T6">Inclusión balances y cuentas de otras variaciones de activos</text:span></text:p>
              </text:list-item>
              <text:list-item>
                <text:p text:id="id81" text:style-name="P13"><text:span text:style-name="T6">Subsectoriarización sector hogares</text:span></text:p>
              </text:list-item>
              <text:list-item>
                <text:p text:id="id82" text:style-name="P13"><text:span text:style-name="T6">Inclusión de nuevo concepto de consumo final efectivo/gasto consumo final</text:span></text:p>
              </text:list-item>
              <text:list-item>
                <text:p text:id="id83" text:style-name="P13"><text:span text:style-name="T6">Inclusión de paridades poder de compra</text:span></text:p>
              </text:list-item>
              <text:list-item>
                <text:p text:id="id84" text:style-name="P13"><text:span text:style-name="T6">Nuevas fronteras producción y activos</text:span></text:p>
              </text:list-item>
              <text:list-item>
                <text:p text:id="id85" text:style-name="P13"><text:span text:style-name="T6">Nuevas definiciones de producción servicios seguro</text:span></text:p>
              </text:list-item>
              <text:list-item>
                <text:p text:id="id86" text:style-name="P13"><text:span text:style-name="T6">Inclusión leasing financiero</text:span></text:p>
              </text:list-item>
              <text:list-item>
                <text:p text:id="id87" text:style-name="P13"><text:span text:style-name="T6">Consumo de capital fijo infraestructuras</text:span></text:p>
              </text:list-item>
              <text:list-item>
                <text:p text:id="id88" text:style-name="P13"><text:span text:style-name="T6">Gastos militares/FBCF ..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0-width/2;x" smil:keyTimes="0;1" smil:additive="base"/>
                  <anim:animate smil:dur="0.5s" smil:fill="hold" smil:targetElement="id79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x" smil:values="0-width/2;x" smil:keyTimes="0;1" smil:additive="base"/>
                  <anim:animate smil:dur="0.5s" smil:fill="hold" smil:targetElement="id80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81" anim:sub-item="text" smil:attributeName="visibility" smil:to="visible"/>
                  <anim:animate smil:dur="0.5s" smil:fill="hold" smil:targetElement="id81" anim:sub-item="text" smil:attributeName="x" smil:values="0-width/2;x" smil:keyTimes="0;1" smil:additive="base"/>
                  <anim:animate smil:dur="0.5s" smil:fill="hold" smil:targetElement="id81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82" anim:sub-item="text" smil:attributeName="visibility" smil:to="visible"/>
                  <anim:animate smil:dur="0.5s" smil:fill="hold" smil:targetElement="id82" anim:sub-item="text" smil:attributeName="x" smil:values="0-width/2;x" smil:keyTimes="0;1" smil:additive="base"/>
                  <anim:animate smil:dur="0.5s" smil:fill="hold" smil:targetElement="id82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83" anim:sub-item="text" smil:attributeName="visibility" smil:to="visible"/>
                  <anim:animate smil:dur="0.5s" smil:fill="hold" smil:targetElement="id83" anim:sub-item="text" smil:attributeName="x" smil:values="0-width/2;x" smil:keyTimes="0;1" smil:additive="base"/>
                  <anim:animate smil:dur="0.5s" smil:fill="hold" smil:targetElement="id83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84" anim:sub-item="text" smil:attributeName="visibility" smil:to="visible"/>
                  <anim:animate smil:dur="0.5s" smil:fill="hold" smil:targetElement="id84" anim:sub-item="text" smil:attributeName="x" smil:values="0-width/2;x" smil:keyTimes="0;1" smil:additive="base"/>
                  <anim:animate smil:dur="0.5s" smil:fill="hold" smil:targetElement="id84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85" anim:sub-item="text" smil:attributeName="visibility" smil:to="visible"/>
                  <anim:animate smil:dur="0.5s" smil:fill="hold" smil:targetElement="id85" anim:sub-item="text" smil:attributeName="x" smil:values="0-width/2;x" smil:keyTimes="0;1" smil:additive="base"/>
                  <anim:animate smil:dur="0.5s" smil:fill="hold" smil:targetElement="id85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86" anim:sub-item="text" smil:attributeName="visibility" smil:to="visible"/>
                  <anim:animate smil:dur="0.5s" smil:fill="hold" smil:targetElement="id86" anim:sub-item="text" smil:attributeName="x" smil:values="0-width/2;x" smil:keyTimes="0;1" smil:additive="base"/>
                  <anim:animate smil:dur="0.5s" smil:fill="hold" smil:targetElement="id86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87" anim:sub-item="text" smil:attributeName="visibility" smil:to="visible"/>
                  <anim:animate smil:dur="0.5s" smil:fill="hold" smil:targetElement="id87" anim:sub-item="text" smil:attributeName="x" smil:values="0-width/2;x" smil:keyTimes="0;1" smil:additive="base"/>
                  <anim:animate smil:dur="0.5s" smil:fill="hold" smil:targetElement="id87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88" anim:sub-item="text" smil:attributeName="visibility" smil:to="visible"/>
                  <anim:animate smil:dur="0.5s" smil:fill="hold" smil:targetElement="id88" anim:sub-item="text" smil:attributeName="x" smil:values="0-width/2;x" smil:keyTimes="0;1" smil:additive="base"/>
                  <anim:animate smil:dur="0.5s" smil:fill="hold" smil:targetElement="id88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4cm" svg:height="10.342cm" svg:x="2.544cm" svg:y="2.067cm" draw:page-number="11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12" draw:style-name="dp3" draw:master-page-name="Predeterminado" presentation:use-date-time-name="dtd1">
        <draw:frame presentation:style-name="pr2" draw:text-style-name="P1" draw:id="id89" draw:layer="layout" svg:width="21.59cm" svg:height="3.176cm" svg:x="1.905cm" svg:y="1.057cm" presentation:class="title" presentation:user-transformed="true">
          <draw:text-box>
            <text:p text:style-name="P8"><text:span text:style-name="T5">Actualización SCN 1993</text:span></text:p>
          </draw:text-box>
        </draw:frame>
        <draw:frame presentation:style-name="pr5" draw:text-style-name="P1" draw:layer="layout" svg:width="21.59cm" svg:height="13.336cm" svg:x="1.693cm" svg:y="4.867cm" presentation:class="outline" presentation:user-transformed="true">
          <draw:text-box>
            <text:list text:style-name="L6">
              <text:list-item>
                <text:p text:id="id90" text:style-name="P17"><text:span text:style-name="T6">Comisión Estadística de Nacionales Unidas <text:s/>(CENU) (2003)</text:span></text:p>
              </text:list-item>
            </text:list>
            <text:p text:style-name="P27"><text:span text:style-name="T7"/></text:p>
            <text:list text:style-name="L7">
              <text:list-item>
                <text:list>
                  <text:list-item>
                    <text:p text:id="id91" text:style-name="P27"><text:span text:style-name="T7">GT Intersecretariado sobre Cuentas Nacionales (GTICN): supervisión del proceso</text:span></text:p>
                  </text:list-item>
                </text:list>
              </text:list-item>
            </text:list>
            <text:p text:style-name="P27"><text:span text:style-name="T7"/></text:p>
            <text:list text:continue-numbering="true" text:style-name="L7">
              <text:list-item>
                <text:list>
                  <text:list-item>
                    <text:p text:id="id92" text:style-name="P27"><text:span text:style-name="T7">Grupo de asesores expertos (20): define recomendaciones</text:span></text:p>
                  </text:list-item>
                </text:list>
              </text:list-item>
            </text:list>
            <text:p text:style-name="P27"><text:span text:style-name="T7"/></text:p>
            <text:p text:style-name="P27"><text:span text:style-name="T7"/></text:p>
            <text:p text:id="id93" text:style-name="P28"><text:span text:style-name="T17">.../...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0-width/2;x" smil:keyTimes="0;1" smil:additive="base"/>
                  <anim:animate smil:dur="0.5s" smil:fill="hold" smil:targetElement="id89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90" anim:sub-item="text" smil:attributeName="visibility" smil:to="visible"/>
                  <anim:animate smil:dur="0.5s" smil:fill="hold" smil:targetElement="id90" anim:sub-item="text" smil:attributeName="x" smil:values="0-width/2;x" smil:keyTimes="0;1" smil:additive="base"/>
                  <anim:animate smil:dur="0.5s" smil:fill="hold" smil:targetElement="id90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91" anim:sub-item="text" smil:attributeName="visibility" smil:to="visible"/>
                  <anim:animate smil:dur="0.5s" smil:fill="hold" smil:targetElement="id91" anim:sub-item="text" smil:attributeName="x" smil:values="0-width/2;x" smil:keyTimes="0;1" smil:additive="base"/>
                  <anim:animate smil:dur="0.5s" smil:fill="hold" smil:targetElement="id91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92" anim:sub-item="text" smil:attributeName="visibility" smil:to="visible"/>
                  <anim:animate smil:dur="0.5s" smil:fill="hold" smil:targetElement="id92" anim:sub-item="text" smil:attributeName="x" smil:values="0-width/2;x" smil:keyTimes="0;1" smil:additive="base"/>
                  <anim:animate smil:dur="0.5s" smil:fill="hold" smil:targetElement="id92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93" anim:sub-item="text" smil:attributeName="visibility" smil:to="visible"/>
                  <anim:animate smil:dur="0.5s" smil:fill="hold" smil:targetElement="id93" anim:sub-item="text" smil:attributeName="x" smil:values="0-width/2;x" smil:keyTimes="0;1" smil:additive="base"/>
                  <anim:animate smil:dur="0.5s" smil:fill="hold" smil:targetElement="id93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4cm" svg:height="10.342cm" svg:x="2.544cm" svg:y="2.067cm" draw:page-number="12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13" draw:style-name="dp3" draw:master-page-name="Predeterminado" presentation:use-date-time-name="dtd1">
        <draw:frame presentation:style-name="pr7" draw:text-style-name="P1" draw:layer="layout" svg:width="22.648cm" svg:height="19.079cm" svg:x="2.117cm" svg:y="-0.001cm" presentation:class="outline" presentation:user-transformed="true">
          <draw:text-box>
            <text:p text:id="id94" text:style-name="P29"><text:span text:style-name="T17">.../...</text:span></text:p>
            <text:list text:style-name="L6">
              <text:list-item>
                <text:p text:id="id95" text:style-name="P9"><text:span text:style-name="T6">38ª Sesión de la CENU (2007)</text:span></text:p>
              </text:list-item>
            </text:list>
            <text:list text:style-name="L7">
              <text:list-item>
                <text:list>
                  <text:list-item>
                    <text:p text:id="id96" text:style-name="P10"><text:span text:style-name="T7">Adopta el informe presentado por el GTICN</text:span></text:p>
                  </text:list-item>
                </text:list>
              </text:list-item>
            </text:list>
            <text:p text:id="id97" text:style-name="P30"><text:span text:style-name="T8">Recomendaciones sobre 44 temas + 5 adicionales</text:span></text:p>
            <text:list text:style-name="L1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8" text:style-name="P31"><text:span text:style-name="T16"><text:s/></text:span><text:span text:style-name="T9">Esquemas de pensiones de la Seguridad Social y 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id="id99" text:style-name="P12"><text:span text:style-name="T9"><text:s text:c="5"/></text:span><text:span text:style-name="T9">las AA.PP</text:span></text:p>
            <text:list text:continue-numbering="true" text:style-name="L1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00" text:style-name="P31"><text:span text:style-name="T9"><text:s/></text:span><text:span text:style-name="T9">Investigación y desarrollo</text:span></text:p>
                          </text:list-item>
                          <text:list-item>
                            <text:p text:id="id101" text:style-name="P31"><text:span text:style-name="T9"><text:s/></text:span><text:span text:style-name="T9">Bienes para procesamiento (maquila)</text:span></text:p>
                          </text:list-item>
                          <text:list-item>
                            <text:p text:id="id102" text:style-name="P31"><text:span text:style-name="T9"><text:s/></text:span><text:span text:style-name="T9">Gastos militares</text:span></text:p>
                          </text:list-item>
                          <text:list-item>
                            <text:p text:id="id103" text:style-name="P31"><text:span text:style-name="T9"><text:s/></text:span><text:span text:style-name="T9">Inclusión de los rendimientos de capital en la producción no de mercado (NO ADOPTADA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id="id104" text:style-name="P10"><text:span text:style-name="T7">Nuevo SCN incluirá dos volúmene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id="id105" text:style-name="P11"><text:span text:style-name="T8">Volumen 1 (2008): Marco contable</text:span></text:p>
                      </text:list-item>
                      <text:list-item>
                        <text:p text:id="id106" text:style-name="P11"><text:span text:style-name="T8">Volumen 2 (2009): Interpretación de las cuentas y</text:span></text:p>
                      </text:list-item>
                    </text:list>
                  </text:list-item>
                </text:list>
              </text:list-item>
            </text:list>
            <text:p text:id="id107" text:style-name="P32"><text:span text:style-name="T8"><text:tab/></text:span><text:span text:style-name="T8"><text:tab/></text:span><text:span text:style-name="T8"><text:tab/></text:span><text:span text:style-name="T8"> <text:s text:c="7"/></text:span><text:span text:style-name="T8">ampliaciones (cuentas satélite)</text:span></text:p>
            <text:list text:style-name="L7">
              <text:list-item>
                <text:list>
                  <text:list-item>
                    <text:p text:id="id108" text:style-name="P10"><text:span text:style-name="T7">Propone crear un Grupo de Alto Nivel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id="id109" text:style-name="P11"><text:span text:style-name="T8">Examinar implicaciones largo plazo del SCN</text:span></text:p>
                      </text:list-item>
                      <text:list-item>
                        <text:p text:id="id110" text:style-name="P11"><text:span text:style-name="T8">Examinar futuros cambios SCN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id="id111" text:style-name="P11"><text:span text:style-name="T7">Requiere del GTICN un informe con la estrategia de implantación del nuevo SCN <text:s text:c="25"/></text:span><text:span text:style-name="T17">.../...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94" anim:sub-item="text" smil:attributeName="visibility" smil:to="visible"/>
                  <anim:animate smil:dur="0.5s" smil:fill="hold" smil:targetElement="id94" anim:sub-item="text" smil:attributeName="x" smil:values="0-width/2;x" smil:keyTimes="0;1" smil:additive="base"/>
                  <anim:animate smil:dur="0.5s" smil:fill="hold" smil:targetElement="id94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95" anim:sub-item="text" smil:attributeName="visibility" smil:to="visible"/>
                  <anim:animate smil:dur="0.5s" smil:fill="hold" smil:targetElement="id95" anim:sub-item="text" smil:attributeName="x" smil:values="0-width/2;x" smil:keyTimes="0;1" smil:additive="base"/>
                  <anim:animate smil:dur="0.5s" smil:fill="hold" smil:targetElement="id95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96" anim:sub-item="text" smil:attributeName="visibility" smil:to="visible"/>
                  <anim:animate smil:dur="0.5s" smil:fill="hold" smil:targetElement="id96" anim:sub-item="text" smil:attributeName="x" smil:values="0-width/2;x" smil:keyTimes="0;1" smil:additive="base"/>
                  <anim:animate smil:dur="0.5s" smil:fill="hold" smil:targetElement="id96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97" anim:sub-item="text" smil:attributeName="visibility" smil:to="visible"/>
                  <anim:animate smil:dur="0.5s" smil:fill="hold" smil:targetElement="id97" anim:sub-item="text" smil:attributeName="x" smil:values="0-width/2;x" smil:keyTimes="0;1" smil:additive="base"/>
                  <anim:animate smil:dur="0.5s" smil:fill="hold" smil:targetElement="id97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98" anim:sub-item="text" smil:attributeName="visibility" smil:to="visible"/>
                  <anim:animate smil:dur="0.5s" smil:fill="hold" smil:targetElement="id98" anim:sub-item="text" smil:attributeName="x" smil:values="0-width/2;x" smil:keyTimes="0;1" smil:additive="base"/>
                  <anim:animate smil:dur="0.5s" smil:fill="hold" smil:targetElement="id98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99" anim:sub-item="text" smil:attributeName="visibility" smil:to="visible"/>
                  <anim:animate smil:dur="0.5s" smil:fill="hold" smil:targetElement="id99" anim:sub-item="text" smil:attributeName="x" smil:values="0-width/2;x" smil:keyTimes="0;1" smil:additive="base"/>
                  <anim:animate smil:dur="0.5s" smil:fill="hold" smil:targetElement="id99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00" anim:sub-item="text" smil:attributeName="visibility" smil:to="visible"/>
                  <anim:animate smil:dur="0.5s" smil:fill="hold" smil:targetElement="id100" anim:sub-item="text" smil:attributeName="x" smil:values="0-width/2;x" smil:keyTimes="0;1" smil:additive="base"/>
                  <anim:animate smil:dur="0.5s" smil:fill="hold" smil:targetElement="id100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01" anim:sub-item="text" smil:attributeName="visibility" smil:to="visible"/>
                  <anim:animate smil:dur="0.5s" smil:fill="hold" smil:targetElement="id101" anim:sub-item="text" smil:attributeName="x" smil:values="0-width/2;x" smil:keyTimes="0;1" smil:additive="base"/>
                  <anim:animate smil:dur="0.5s" smil:fill="hold" smil:targetElement="id101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02" anim:sub-item="text" smil:attributeName="visibility" smil:to="visible"/>
                  <anim:animate smil:dur="0.5s" smil:fill="hold" smil:targetElement="id102" anim:sub-item="text" smil:attributeName="x" smil:values="0-width/2;x" smil:keyTimes="0;1" smil:additive="base"/>
                  <anim:animate smil:dur="0.5s" smil:fill="hold" smil:targetElement="id102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03" anim:sub-item="text" smil:attributeName="visibility" smil:to="visible"/>
                  <anim:animate smil:dur="0.5s" smil:fill="hold" smil:targetElement="id103" anim:sub-item="text" smil:attributeName="x" smil:values="0-width/2;x" smil:keyTimes="0;1" smil:additive="base"/>
                  <anim:animate smil:dur="0.5s" smil:fill="hold" smil:targetElement="id103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04" anim:sub-item="text" smil:attributeName="visibility" smil:to="visible"/>
                  <anim:animate smil:dur="0.5s" smil:fill="hold" smil:targetElement="id104" anim:sub-item="text" smil:attributeName="x" smil:values="0-width/2;x" smil:keyTimes="0;1" smil:additive="base"/>
                  <anim:animate smil:dur="0.5s" smil:fill="hold" smil:targetElement="id104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05" anim:sub-item="text" smil:attributeName="visibility" smil:to="visible"/>
                  <anim:animate smil:dur="0.5s" smil:fill="hold" smil:targetElement="id105" anim:sub-item="text" smil:attributeName="x" smil:values="0-width/2;x" smil:keyTimes="0;1" smil:additive="base"/>
                  <anim:animate smil:dur="0.5s" smil:fill="hold" smil:targetElement="id105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06" anim:sub-item="text" smil:attributeName="visibility" smil:to="visible"/>
                  <anim:animate smil:dur="0.5s" smil:fill="hold" smil:targetElement="id106" anim:sub-item="text" smil:attributeName="x" smil:values="0-width/2;x" smil:keyTimes="0;1" smil:additive="base"/>
                  <anim:animate smil:dur="0.5s" smil:fill="hold" smil:targetElement="id106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07" anim:sub-item="text" smil:attributeName="visibility" smil:to="visible"/>
                  <anim:animate smil:dur="0.5s" smil:fill="hold" smil:targetElement="id107" anim:sub-item="text" smil:attributeName="x" smil:values="0-width/2;x" smil:keyTimes="0;1" smil:additive="base"/>
                  <anim:animate smil:dur="0.5s" smil:fill="hold" smil:targetElement="id107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08" anim:sub-item="text" smil:attributeName="visibility" smil:to="visible"/>
                  <anim:animate smil:dur="0.5s" smil:fill="hold" smil:targetElement="id108" anim:sub-item="text" smil:attributeName="x" smil:values="0-width/2;x" smil:keyTimes="0;1" smil:additive="base"/>
                  <anim:animate smil:dur="0.5s" smil:fill="hold" smil:targetElement="id108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09" anim:sub-item="text" smil:attributeName="visibility" smil:to="visible"/>
                  <anim:animate smil:dur="0.5s" smil:fill="hold" smil:targetElement="id109" anim:sub-item="text" smil:attributeName="x" smil:values="0-width/2;x" smil:keyTimes="0;1" smil:additive="base"/>
                  <anim:animate smil:dur="0.5s" smil:fill="hold" smil:targetElement="id109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10" anim:sub-item="text" smil:attributeName="visibility" smil:to="visible"/>
                  <anim:animate smil:dur="0.5s" smil:fill="hold" smil:targetElement="id110" anim:sub-item="text" smil:attributeName="x" smil:values="0-width/2;x" smil:keyTimes="0;1" smil:additive="base"/>
                  <anim:animate smil:dur="0.5s" smil:fill="hold" smil:targetElement="id110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11" anim:sub-item="text" smil:attributeName="visibility" smil:to="visible"/>
                  <anim:animate smil:dur="0.5s" smil:fill="hold" smil:targetElement="id111" anim:sub-item="text" smil:attributeName="x" smil:values="0-width/2;x" smil:keyTimes="0;1" smil:additive="base"/>
                  <anim:animate smil:dur="0.5s" smil:fill="hold" smil:targetElement="id111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4cm" svg:height="10.342cm" svg:x="2.544cm" svg:y="2.067cm" draw:page-number="13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14" draw:style-name="dp3" draw:master-page-name="Predeterminado" presentation:use-date-time-name="dtd1">
        <draw:frame presentation:style-name="pr7" draw:text-style-name="P1" draw:layer="layout" svg:width="22.013cm" svg:height="17.146cm" svg:x="1.904cm" svg:y="1.057cm" presentation:class="outline" presentation:user-transformed="true">
          <draw:text-box>
            <text:p text:id="id112" text:style-name="P33"><text:span text:style-name="T17">.../...</text:span></text:p>
            <text:list text:style-name="L6">
              <text:list-item>
                <text:p text:id="id113" text:style-name="P17"><text:span text:style-name="T6">39ª Sesión de la CENU (2008)</text:span></text:p>
              </text:list-item>
            </text:list>
            <text:list text:style-name="L7">
              <text:list-item>
                <text:list>
                  <text:list-item>
                    <text:p text:id="id114" text:style-name="P27"><text:span text:style-name="T7">Aprueba, en principio, el Volumen 1 del SCN actualizado</text:span></text:p>
                  </text:list-item>
                </text:list>
              </text:list-item>
            </text:list>
            <text:p text:style-name="P27"><text:span text:style-name="T7"/></text:p>
            <text:list text:continue-numbering="true" text:style-name="L7">
              <text:list-item>
                <text:list>
                  <text:list-item>
                    <text:p text:id="id115" text:style-name="P27"><text:span text:style-name="T7">Requiere del GTICN la finalización y publicación de Volumen 1</text:span></text:p>
                  </text:list-item>
                </text:list>
              </text:list-item>
            </text:list>
            <text:p text:style-name="P27"><text:span text:style-name="T7"/></text:p>
            <text:list text:continue-numbering="true" text:style-name="L7">
              <text:list-item>
                <text:list>
                  <text:list-item>
                    <text:p text:id="id116" text:style-name="P27"><text:span text:style-name="T7">Requiere del GTICN que tome medidas para completar y presentar para adopción el Volumen 2 en 2009</text:span></text:p>
                  </text:list-item>
                </text:list>
              </text:list-item>
            </text:list>
            <text:p text:style-name="P27"><text:span text:style-name="T7"/></text:p>
            <text:list text:continue-numbering="true" text:style-name="L7">
              <text:list-item>
                <text:list>
                  <text:list-item>
                    <text:p text:id="id117" text:style-name="P27"><text:span text:style-name="T7">Reitera su demanda de presentar, en 2009, la estrategia para la implantación del SCN actualizado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12" anim:sub-item="text" smil:attributeName="visibility" smil:to="visible"/>
                  <anim:animate smil:dur="0.5s" smil:fill="hold" smil:targetElement="id112" anim:sub-item="text" smil:attributeName="x" smil:values="0-width/2;x" smil:keyTimes="0;1" smil:additive="base"/>
                  <anim:animate smil:dur="0.5s" smil:fill="hold" smil:targetElement="id112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13" anim:sub-item="text" smil:attributeName="visibility" smil:to="visible"/>
                  <anim:animate smil:dur="0.5s" smil:fill="hold" smil:targetElement="id113" anim:sub-item="text" smil:attributeName="x" smil:values="0-width/2;x" smil:keyTimes="0;1" smil:additive="base"/>
                  <anim:animate smil:dur="0.5s" smil:fill="hold" smil:targetElement="id113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14" anim:sub-item="text" smil:attributeName="visibility" smil:to="visible"/>
                  <anim:animate smil:dur="0.5s" smil:fill="hold" smil:targetElement="id114" anim:sub-item="text" smil:attributeName="x" smil:values="0-width/2;x" smil:keyTimes="0;1" smil:additive="base"/>
                  <anim:animate smil:dur="0.5s" smil:fill="hold" smil:targetElement="id114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15" anim:sub-item="text" smil:attributeName="visibility" smil:to="visible"/>
                  <anim:animate smil:dur="0.5s" smil:fill="hold" smil:targetElement="id115" anim:sub-item="text" smil:attributeName="x" smil:values="0-width/2;x" smil:keyTimes="0;1" smil:additive="base"/>
                  <anim:animate smil:dur="0.5s" smil:fill="hold" smil:targetElement="id115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16" anim:sub-item="text" smil:attributeName="visibility" smil:to="visible"/>
                  <anim:animate smil:dur="0.5s" smil:fill="hold" smil:targetElement="id116" anim:sub-item="text" smil:attributeName="x" smil:values="0-width/2;x" smil:keyTimes="0;1" smil:additive="base"/>
                  <anim:animate smil:dur="0.5s" smil:fill="hold" smil:targetElement="id116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17" anim:sub-item="text" smil:attributeName="visibility" smil:to="visible"/>
                  <anim:animate smil:dur="0.5s" smil:fill="hold" smil:targetElement="id117" anim:sub-item="text" smil:attributeName="x" smil:values="0-width/2;x" smil:keyTimes="0;1" smil:additive="base"/>
                  <anim:animate smil:dur="0.5s" smil:fill="hold" smil:targetElement="id117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4cm" svg:height="10.342cm" svg:x="2.544cm" svg:y="2.067cm" draw:page-number="14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15" draw:style-name="dp3" draw:master-page-name="Predeterminado" presentation:use-date-time-name="dtd1">
        <draw:frame presentation:style-name="pr2" draw:text-style-name="P1" draw:id="id118" draw:layer="layout" svg:width="21.59cm" svg:height="3.176cm" svg:x="2.328cm" svg:y="-0.001cm" presentation:class="title" presentation:user-transformed="true">
          <draw:text-box>
            <text:p text:style-name="P8"><text:span text:style-name="T13"><text:s/></text:span><text:span text:style-name="T5">Revisión SEC-95</text:span></text:p>
          </draw:text-box>
        </draw:frame>
        <draw:frame presentation:style-name="pr6" draw:text-style-name="P1" draw:layer="layout" svg:width="22.86cm" svg:height="15.336cm" svg:x="1.905cm" svg:y="2.963cm" presentation:class="outline" presentation:user-transformed="true">
          <draw:text-box>
            <text:list text:style-name="L14">
              <text:list-item>
                <text:p text:id="id119" text:style-name="P13"><text:span text:style-name="T6">Paralela y tan consistente como sea posible con la actualización SCN-93</text:span></text:p>
              </text:list-item>
              <text:list-item>
                <text:p text:id="id120" text:style-name="P13"><text:span text:style-name="T6">Planificación y proceso presentado al Comité del Programa Estadístico (2008)</text:span></text:p>
              </text:list-item>
            </text:list>
            <text:p text:id="id121" text:style-name="P34"><text:span text:style-name="T9"><text:tab/></text:span><text:span text:style-name="T7">Fechas clave del proceso</text:span></text:p>
            <text:list text:style-name="L19">
              <text:list-item>
                <text:list>
                  <text:list-item>
                    <text:list>
                      <text:list-item>
                        <text:p text:id="id122" text:style-name="P35"><text:span text:style-name="T9"><text:s/></text:span><text:span text:style-name="T8">Adopción de la propuesta por la Comisión (Junio 2009)</text:span></text:p>
                      </text:list-item>
                      <text:list-item>
                        <text:p text:id="id123" text:style-name="P35"><text:span text:style-name="T8"><text:s/></text:span><text:span text:style-name="T8">Adopción del Reglamento por el Consejo y el</text:span></text:p>
                      </text:list-item>
                    </text:list>
                  </text:list-item>
                </text:list>
              </text:list-item>
            </text:list>
            <text:p text:id="id124" text:style-name="P36"><text:span text:style-name="T8"><text:s text:c="4"/></text:span><text:span text:style-name="T8">Parlamento Europeo (2011)</text:span></text:p>
            <text:list text:continue-numbering="true" text:style-name="L19">
              <text:list-item>
                <text:list>
                  <text:list-item>
                    <text:list>
                      <text:list-item>
                        <text:p text:id="id125" text:style-name="P35"><text:span text:style-name="T8"><text:s/></text:span><text:span text:style-name="T8">Implantación de la metodología y del programa de</text:span></text:p>
                      </text:list-item>
                    </text:list>
                  </text:list-item>
                </text:list>
              </text:list-item>
            </text:list>
            <text:p text:id="id126" text:style-name="P36"><text:span text:style-name="T8"><text:s text:c="4"/></text:span><text:span text:style-name="T8">transmisión (2014)</text:span></text:p>
            <text:list text:style-name="L14">
              <text:list-item>
                <text:p text:id="id127" text:style-name="P13"><text:span text:style-name="T6">Cuestionarios sobre evaluación del impacto del nuevo SEC</text:span></text:p>
              </text:list-item>
              <text:list-item>
                <text:p text:id="id128" text:style-name="P13"><text:span text:style-name="T6">Especial relevancia del tema de los esquemas de pensiones (registros factibles?)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0-width/2;x" smil:keyTimes="0;1" smil:additive="base"/>
                  <anim:animate smil:dur="0.5s" smil:fill="hold" smil:targetElement="id118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119" anim:sub-item="text" smil:attributeName="visibility" smil:to="visible"/>
                  <anim:animate smil:dur="0.5s" smil:fill="hold" smil:targetElement="id119" anim:sub-item="text" smil:attributeName="x" smil:values="0-width/2;x" smil:keyTimes="0;1" smil:additive="base"/>
                  <anim:animate smil:dur="0.5s" smil:fill="hold" smil:targetElement="id119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120" anim:sub-item="text" smil:attributeName="visibility" smil:to="visible"/>
                  <anim:animate smil:dur="0.5s" smil:fill="hold" smil:targetElement="id120" anim:sub-item="text" smil:attributeName="x" smil:values="0-width/2;x" smil:keyTimes="0;1" smil:additive="base"/>
                  <anim:animate smil:dur="0.5s" smil:fill="hold" smil:targetElement="id120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121" anim:sub-item="text" smil:attributeName="visibility" smil:to="visible"/>
                  <anim:animate smil:dur="0.5s" smil:fill="hold" smil:targetElement="id121" anim:sub-item="text" smil:attributeName="x" smil:values="0-width/2;x" smil:keyTimes="0;1" smil:additive="base"/>
                  <anim:animate smil:dur="0.5s" smil:fill="hold" smil:targetElement="id121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122" anim:sub-item="text" smil:attributeName="visibility" smil:to="visible"/>
                  <anim:animate smil:dur="0.5s" smil:fill="hold" smil:targetElement="id122" anim:sub-item="text" smil:attributeName="x" smil:values="0-width/2;x" smil:keyTimes="0;1" smil:additive="base"/>
                  <anim:animate smil:dur="0.5s" smil:fill="hold" smil:targetElement="id122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123" anim:sub-item="text" smil:attributeName="visibility" smil:to="visible"/>
                  <anim:animate smil:dur="0.5s" smil:fill="hold" smil:targetElement="id123" anim:sub-item="text" smil:attributeName="x" smil:values="0-width/2;x" smil:keyTimes="0;1" smil:additive="base"/>
                  <anim:animate smil:dur="0.5s" smil:fill="hold" smil:targetElement="id123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124" anim:sub-item="text" smil:attributeName="visibility" smil:to="visible"/>
                  <anim:animate smil:dur="0.5s" smil:fill="hold" smil:targetElement="id124" anim:sub-item="text" smil:attributeName="x" smil:values="0-width/2;x" smil:keyTimes="0;1" smil:additive="base"/>
                  <anim:animate smil:dur="0.5s" smil:fill="hold" smil:targetElement="id124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125" anim:sub-item="text" smil:attributeName="visibility" smil:to="visible"/>
                  <anim:animate smil:dur="0.5s" smil:fill="hold" smil:targetElement="id125" anim:sub-item="text" smil:attributeName="x" smil:values="0-width/2;x" smil:keyTimes="0;1" smil:additive="base"/>
                  <anim:animate smil:dur="0.5s" smil:fill="hold" smil:targetElement="id125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-left">
                  <anim:set smil:begin="0s" smil:dur="0.001s" smil:fill="hold" smil:targetElement="id126" anim:sub-item="text" smil:attributeName="visibility" smil:to="visible"/>
                  <anim:animate smil:dur="0.5s" smil:fill="hold" smil:targetElement="id126" anim:sub-item="text" smil:attributeName="x" smil:values="0-width/2;x" smil:keyTimes="0;1" smil:additive="base"/>
                  <anim:animate smil:dur="0.5s" smil:fill="hold" smil:targetElement="id126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127" anim:sub-item="text" smil:attributeName="visibility" smil:to="visible"/>
                  <anim:animate smil:dur="0.5s" smil:fill="hold" smil:targetElement="id127" anim:sub-item="text" smil:attributeName="x" smil:values="0-width/2;x" smil:keyTimes="0;1" smil:additive="base"/>
                  <anim:animate smil:dur="0.5s" smil:fill="hold" smil:targetElement="id127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-left">
                  <anim:set smil:begin="0s" smil:dur="0.001s" smil:fill="hold" smil:targetElement="id128" anim:sub-item="text" smil:attributeName="visibility" smil:to="visible"/>
                  <anim:animate smil:dur="0.5s" smil:fill="hold" smil:targetElement="id128" anim:sub-item="text" smil:attributeName="x" smil:values="0-width/2;x" smil:keyTimes="0;1" smil:additive="base"/>
                  <anim:animate smil:dur="0.5s" smil:fill="hold" smil:targetElement="id128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5" draw:layer="layout" svg:width="13.794cm" svg:height="10.342cm" svg:x="2.544cm" svg:y="2.067cm" draw:page-number="15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16" draw:style-name="dp3" draw:master-page-name="Predeterminado" presentation:use-date-time-name="dtd1">
        <draw:frame presentation:style-name="pr2" draw:text-style-name="P1" draw:layer="layout" svg:width="21.59cm" svg:height="3.176cm" svg:x="2.117cm" svg:y="-0.001cm" presentation:class="title" presentation:user-transformed="true">
          <draw:text-box>
            <text:p text:style-name="P8"><text:span text:style-name="T5">Annex 1</text:span></text:p>
          </draw:text-box>
        </draw:frame>
        <draw:frame presentation:style-name="pr8" draw:text-style-name="P1" draw:layer="layout" svg:width="23.495cm" svg:height="16.725cm" svg:x="1.904cm" svg:y="2.328cm" presentation:class="outline" presentation:user-transformed="true">
          <draw:text-box>
            <text:p text:style-name="P37"><text:span text:style-name="T18">Issues concerning non-financial assets (considered by the Canberra </text:span></text:p>
            <text:p text:style-name="P37"><text:span text:style-name="T19"></text:span><text:span text:style-name="T18"> </text:span><text:span text:style-name="T18">Group)</text:span></text:p>
            <text:list text:style-name="L23">
              <text:list-item>
                <text:list>
                  <text:list-item>
                    <text:p text:style-name="P38"><text:span text:style-name="T20">Research and development (R&amp;D)</text:span></text:p>
                  </text:list-item>
                  <text:list-item>
                    <text:p text:style-name="P38"><text:span text:style-name="T20">Patented entities</text:span></text:p>
                  </text:list-item>
                  <text:list-item>
                    <text:p text:style-name="P38"><text:span text:style-name="T20">Original and copies</text:span></text:p>
                  </text:list-item>
                  <text:list-item>
                    <text:p text:style-name="P38"><text:span text:style-name="T20">Databases</text:span></text:p>
                  </text:list-item>
                  <text:list-item>
                    <text:p text:style-name="P38"><text:span text:style-name="T20">Other intangible fixed assets</text:span></text:p>
                  </text:list-item>
                  <text:list-item>
                    <text:p text:style-name="P38"><text:span text:style-name="T20">Costs of ownership transfer</text:span></text:p>
                  </text:list-item>
                  <text:list-item>
                    <text:p text:style-name="P38"><text:span text:style-name="T20">Cost of capital services</text:span></text:p>
                  </text:list-item>
                  <text:list-item>
                    <text:p text:style-name="P38"><text:span text:style-name="T20">Government and non-market producers: cost of capital of own assets</text:span></text:p>
                  </text:list-item>
                  <text:list-item>
                    <text:p text:style-name="P38"><text:span text:style-name="T20">Mineral exploration</text:span></text:p>
                  </text:list-item>
                  <text:list-item>
                    <text:p text:style-name="P38"><text:span text:style-name="T20">Right to use/exploit non.produced resources between residents and non-resident</text:span></text:p>
                  </text:list-item>
                  <text:list-item>
                    <text:p text:style-name="P38"><text:span text:style-name="T20">Military expenditures</text:span></text:p>
                  </text:list-item>
                  <text:list-item>
                    <text:p text:style-name="P38"><text:span text:style-name="T20">Land improvements</text:span></text:p>
                  </text:list-item>
                  <text:list-item>
                    <text:p text:style-name="P38"><text:span text:style-name="T20">Contracts, leases and licences</text:span></text:p>
                  </text:list-item>
                  <text:list-item>
                    <text:p text:style-name="P38"><text:span text:style-name="T20">Goodwill and other non-produced assets</text:span></text:p>
                  </text:list-item>
                  <text:list-item>
                    <text:p text:style-name="P38"><text:span text:style-name="T20">Obsolescence and consumption of fixed capital</text:span></text:p>
                  </text:list-item>
                  <text:list-item>
                    <text:p text:style-name="P38"><text:span text:style-name="T20">Public-private partnerships (PPPs) (including buy-own-operate-transfer (BOOT) schemes)</text:span></text:p>
                  </text:list-item>
                  <text:list-item>
                    <text:p text:style-name="P38"><text:span text:style-name="T20">Cultivated assets</text:span></text:p>
                  </text:list-item>
                  <text:list-item>
                    <text:p text:style-name="P38"><text:span text:style-name="T20">Classification and terminology of assets</text:span></text:p>
                  </text:list-item>
                  <text:list-item>
                    <text:p text:style-name="P38"><text:span text:style-name="T20">Amortization of non-produced assets</text:span></text:p>
                  </text:list-item>
                  <text:list-item>
                    <text:p text:style-name="P38"><text:span text:style-name="T20">Assets boundary for non-produced intangible assets</text:span></text:p>
                  </text:list-item>
                  <text:list-item>
                    <text:p text:style-name="P38"><text:span text:style-name="T20">Definition of economic assets</text:span></text:p>
                  </text:list-item>
                  <text:list-item>
                    <text:p text:style-name="P39"><text:span text:style-name="T20">Water as an asset <text:s text:c="92"/></text:span><text:span text:style-name="T21">.../...</text:span><text:span text:style-name="T20"> <text:s text:c="22"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94cm" svg:height="10.342cm" svg:x="2.544cm" svg:y="2.067cm" draw:page-number="16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17" draw:style-name="dp3" draw:master-page-name="Predeterminado" presentation:use-date-time-name="dtd1">
        <draw:frame presentation:style-name="pr9" draw:text-style-name="P1" draw:layer="layout" svg:width="23.495cm" svg:height="19.671cm" svg:x="1.904cm" svg:y="0.634cm" presentation:class="outline" presentation:user-transformed="true">
          <draw:text-box>
            <text:p text:style-name="P40"><text:span text:style-name="T22">.../...</text:span></text:p>
            <text:p text:style-name="P40"><text:span text:style-name="T18">Issues concerning government and the public sector (considered by Task</text:span></text:p>
            <text:p text:style-name="P40"><text:span text:style-name="T18">Force on the Harmonization of Public Sector Accounts and others)</text:span></text:p>
            <text:p text:style-name="P41"><text:span text:style-name="T20">6b <text:s text:c="3"/>Allocation <text:s/>of the output of central banks</text:span></text:p>
            <text:p text:style-name="P41"><text:span text:style-name="T20">7 <text:s text:c="5"/>Taxes on holding gains</text:span></text:p>
            <text:p text:style-name="P41"><text:span text:style-name="T20">25e <text:s/>Non-resident SPEs controlled by government</text:span></text:p>
            <text:p text:style-name="P41"><text:span text:style-name="T20">34 <text:s text:c="3"/>Government transactions with public corporations: earning from equity investment and</text:span></text:p>
            <text:p text:style-name="P41"><text:span text:style-name="T20"><text:s text:c="9"/></text:span><text:span text:style-name="T20">capital injections</text:span></text:p>
            <text:p text:style-name="P41"><text:span text:style-name="T20">35 <text:s text:c="3"/>Tax revenues, uncollectible taxes and tax credit <text:s text:c="3"/></text:span></text:p>
            <text:p text:style-name="P41"><text:span text:style-name="T20">36 <text:s text:c="3"/>Public/private/government sectors delineation <text:s text:c="86"/></text:span></text:p>
            <text:p text:style-name="P41"><text:span text:style-name="T20">37 <text:s text:c="3"/>Granting and activation of loan guarantees</text:span></text:p>
            <text:p text:style-name="P42"><text:span text:style-name="T20"/></text:p>
            <text:p text:style-name="P40"><text:span text:style-name="T18">Issues concerning financial services (considered by the Task Forces on</text:span></text:p>
            <text:p text:style-name="P40"><text:span text:style-name="T18">Pension, Insurance, Financial Services and others)</text:span></text:p>
            <text:p text:style-name="P41"><text:span text:style-name="T20">1 <text:s text:c="5"/>Repurchase agreements</text:span></text:p>
            <text:p text:style-name="P41"><text:span text:style-name="T20">2 <text:s text:c="5"/>Employers’ pension schemes</text:span></text:p>
            <text:p text:style-name="P41"><text:span text:style-name="T20">3 <text:s text:c="5"/>Employee stock options</text:span></text:p>
            <text:p text:style-name="P41"><text:span text:style-name="T20">4a <text:s text:c="3"/>Non-performing loans</text:span></text:p>
            <text:p text:style-name="P41"><text:span text:style-name="T20">4b <text:s text:c="3"/>Valuation of loans and deposits; Write-off interest accrual on impaired loans <text:s text:c="3"/></text:span></text:p>
            <text:p text:style-name="P41"><text:span text:style-name="T20">38c <text:s/>Application of the accrual principle to debt in arrears <text:s text:c="86"/></text:span></text:p>
            <text:p text:style-name="P41"><text:span text:style-name="T20">5 <text:s text:c="4"/>Non-life insurance</text:span></text:p>
            <text:p text:style-name="P41"><text:span text:style-name="T20">6a <text:s text:c="2"/>Financial services</text:span></text:p>
            <text:p text:style-name="P43"><text:span text:style-name="T22">.../...</text:span></text:p>
            <text:p text:style-name="P44"><text:span text:style-name="T20"><text:tab/></text:span></text:p>
          </draw:text-box>
        </draw:frame>
        <presentation:notes draw:style-name="dp2">
          <draw:page-thumbnail draw:style-name="gr5" draw:layer="layout" svg:width="13.794cm" svg:height="10.342cm" svg:x="2.544cm" svg:y="2.067cm" draw:page-number="17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18" draw:style-name="dp3" draw:master-page-name="Predeterminado" presentation:use-date-time-name="dtd1">
        <draw:frame presentation:style-name="pr9" draw:text-style-name="P1" draw:layer="layout" svg:width="23.495cm" svg:height="18.416cm" svg:x="1.904cm" svg:y="0.634cm" presentation:class="outline" presentation:user-transformed="true">
          <draw:text-box>
            <text:p text:style-name="P37"><text:span text:style-name="T22">.../...</text:span></text:p>
            <text:p text:style-name="P37"><text:span text:style-name="T18">Issues concerning financial instruments (considered by International </text:span></text:p>
            <text:p text:style-name="P37"><text:span text:style-name="T18">Monetary Fund Committee on Balance of Payments Statistics and others)</text:span></text:p>
            <text:p text:style-name="P45"><text:span text:style-name="T20">42 <text:s text:c="3"/>Retained earnings of mutual funds, insurance companies and pension funds</text:span></text:p>
            <text:p text:style-name="P45"><text:span text:style-name="T20">43a <text:s/>Treatment of index-linked debt instruments</text:span></text:p>
            <text:p text:style-name="P45"><text:span text:style-name="T20">43b <text:s/>Debt indexed to a foreign currency</text:span></text:p>
            <text:p text:style-name="P45"><text:span text:style-name="T20">43c <text:s/>Interest at concessional rates</text:span></text:p>
            <text:p text:style-name="P45"><text:span text:style-name="T20">43d <text:s/>Fees payable on securities lending and gold loans <text:s text:c="3"/></text:span></text:p>
            <text:p text:style-name="P45"><text:span text:style-name="T20">44 <text:s text:c="3"/>Financial assets classifications <text:s text:c="86"/></text:span></text:p>
            <text:p text:style-name="P45"><text:span text:style-name="T20"/></text:p>
            <text:p text:style-name="P37"><text:span text:style-name="T18">Issues concerning the rest of the world (considered by International </text:span></text:p>
            <text:p text:style-name="P37"><text:span text:style-name="T18">Monetary Fund Committee on Balance of Payments Statistics)</text:span></text:p>
            <text:p text:style-name="P45"><text:span text:style-name="T20">25c <text:s/>Treatment of multi-territory enterprises</text:span></text:p>
            <text:p text:style-name="P45"><text:span text:style-name="T20">25d <text:s/>Non-resident unincorporated units</text:span></text:p>
            <text:p text:style-name="P45"><text:span text:style-name="T20">38a <text:s/>Change of economic ownership (as term) 38b Assets, liabilities and personal effects of</text:span></text:p>
            <text:p text:style-name="P45"><text:span text:style-name="T20"><text:s text:c="8"/></text:span><text:span text:style-name="T20">individuals changing residence (“migrants’ transfers”)</text:span></text:p>
            <text:p text:style-name="P45"><text:span text:style-name="T20">39a <text:s/>Meaning of national economy</text:span></text:p>
            <text:p text:style-name="P45"><text:span text:style-name="T20">39b <text:s/>Predominant centre of economic interest (as term)</text:span></text:p>
            <text:p text:style-name="P45"><text:span text:style-name="T20">39c <text:s/>Residence of entities with little or no physical presence <text:s text:c="86"/></text:span></text:p>
            <text:p text:style-name="P45"><text:span text:style-name="T20">39d <text:s/>Non-permanent workers</text:span></text:p>
            <text:p text:style-name="P45"><text:span text:style-name="T20">40 <text:s text:c="3"/>Goods for processing</text:span></text:p>
            <text:p text:style-name="P45"><text:span text:style-name="T20">41 <text:s text:c="3"/>Merchanting</text:span></text:p>
            <text:p text:style-name="P46"><text:span text:style-name="T23"/></text:p>
            <text:p text:style-name="P46"><text:span text:style-name="T22">.../...</text:span></text:p>
            <text:p text:style-name="P47"><text:span text:style-name="T20"><text:tab/></text:span></text:p>
          </draw:text-box>
        </draw:frame>
        <presentation:notes draw:style-name="dp2">
          <draw:page-thumbnail draw:style-name="gr5" draw:layer="layout" svg:width="13.794cm" svg:height="10.342cm" svg:x="2.544cm" svg:y="2.067cm" draw:page-number="18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19" draw:style-name="dp3" draw:master-page-name="Predeterminado" presentation:use-date-time-name="dtd1">
        <draw:frame presentation:style-name="pr10" draw:text-style-name="P1" draw:layer="layout" svg:width="23.495cm" svg:height="15.876cm" svg:x="1.904cm" svg:y="1.269cm" presentation:class="outline" presentation:user-transformed="true">
          <draw:text-box>
            <text:p text:style-name="P40"><text:span text:style-name="T22">.../...</text:span></text:p>
            <text:p text:style-name="P40"><text:span text:style-name="T18"/></text:p>
            <text:p text:style-name="P40"><text:span text:style-name="T18"/></text:p>
            <text:p text:style-name="P40"><text:span text:style-name="T18"/></text:p>
            <text:p text:style-name="P40"><text:span text:style-name="T18"/></text:p>
            <text:p text:style-name="P40"><text:span text:style-name="T18">Issues concerning units</text:span></text:p>
            <text:p text:style-name="P41"><text:span text:style-name="T20">25a <text:s/>Ancillary units</text:span></text:p>
            <text:p text:style-name="P41"><text:span text:style-name="T20">25b <text:s/>Holding companies, special entities, trusts</text:span></text:p>
            <text:p text:style-name="P41"><text:span text:style-name="T20"/></text:p>
            <text:p text:style-name="P40"><text:span text:style-name="T18">Issues concerning informal and illegal activities</text:span></text:p>
            <text:p text:style-name="P41"><text:span text:style-name="T20">32 <text:s text:c="3"/>Informal sector</text:span></text:p>
            <text:p text:style-name="P41"><text:span text:style-name="T20">33 <text:s text:c="3"/>Illegal activities</text:span></text:p>
            <text:p text:style-name="P48"><text:span text:style-name="T24"/></text:p>
            <text:p text:style-name="P40"><text:span text:style-name="T18">Other issues</text:span></text:p>
            <text:p text:style-name="P41"><text:span text:style-name="T20">8 <text:s text:c="4"/>Interest under high inflation</text:span></text:p>
          </draw:text-box>
        </draw:frame>
        <presentation:notes draw:style-name="dp2">
          <draw:page-thumbnail draw:style-name="gr5" draw:layer="layout" svg:width="13.794cm" svg:height="10.342cm" svg:x="2.544cm" svg:y="2.067cm" draw:page-number="19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20" draw:style-name="dp3" draw:master-page-name="Predeterminado" presentation:use-date-time-name="dtd1">
        <draw:frame presentation:style-name="pr2" draw:text-style-name="P1" draw:layer="layout" svg:width="21.59cm" svg:height="3.176cm" svg:x="2.328cm" svg:y="-0.636cm" presentation:class="title" presentation:user-transformed="true">
          <draw:text-box>
            <text:p text:style-name="P8"><text:span text:style-name="T5">Annex 2: lis of chapters</text:span></text:p>
          </draw:text-box>
        </draw:frame>
        <draw:frame presentation:style-name="pr8" draw:text-style-name="P1" draw:layer="layout" svg:width="22.437cm" svg:height="17.26cm" svg:x="1.904cm" svg:y="2.328cm" presentation:class="outline" presentation:user-transformed="true">
          <draw:text-box>
            <text:p text:style-name="P49"><text:span text:style-name="T25">Volume 1</text:span></text:p>
            <text:p text:style-name="P50"><text:span text:style-name="T26">Chapter 1</text:span><text:span text:style-name="T27">: <text:s text:c="4"/>Introduction</text:span></text:p>
            <text:p text:style-name="P50"><text:span text:style-name="T26">Chapter 2</text:span><text:span text:style-name="T27">: <text:s text:c="4"/>Overview</text:span></text:p>
            <text:p text:style-name="P50"><text:span text:style-name="T26">Chapter 3</text:span><text:span text:style-name="T27">: <text:s text:c="4"/>Flows, stocks and accounting rules</text:span></text:p>
            <text:p text:style-name="P50"><text:span text:style-name="T26">Chapter 4</text:span><text:span text:style-name="T27">: <text:s text:c="4"/>Institutional units and sectors</text:span></text:p>
            <text:p text:style-name="P50"><text:span text:style-name="T26">Chapter 5</text:span><text:span text:style-name="T27">: <text:s text:c="4"/>Enterprises, establishments and industries</text:span></text:p>
            <text:p text:style-name="P50"><text:span text:style-name="T26">Chapter 6</text:span><text:span text:style-name="T27">: <text:s text:c="4"/>The production account</text:span></text:p>
            <text:p text:style-name="P50"><text:span text:style-name="T26">Chapter 7</text:span><text:span text:style-name="T27">: <text:s text:c="4"/>The distribution of income accounts</text:span></text:p>
            <text:p text:style-name="P50"><text:span text:style-name="T26">Chapter 8</text:span><text:span text:style-name="T27">: <text:s text:c="4"/>The redistribution of income accounts</text:span></text:p>
            <text:p text:style-name="P50"><text:span text:style-name="T26">Chapter 9</text:span><text:span text:style-name="T27">: <text:s text:c="4"/>The use of income accounts</text:span></text:p>
            <text:p text:style-name="P50"><text:span text:style-name="T26">Chapter 10</text:span><text:span text:style-name="T27">: <text:s text:c="2"/>The capital account</text:span></text:p>
            <text:p text:style-name="P50"><text:span text:style-name="T26">Chapter 11</text:span><text:span text:style-name="T27">: <text:s text:c="2"/>The financial account</text:span></text:p>
            <text:p text:style-name="P50"><text:span text:style-name="T26">Chapter 12</text:span><text:span text:style-name="T27">: <text:s text:c="2"/>Other changes in assets accounts</text:span></text:p>
            <text:p text:style-name="P50"><text:span text:style-name="T26">Chapter 13</text:span><text:span text:style-name="T27">: <text:s text:c="2"/>The balance sheet</text:span></text:p>
            <text:p text:style-name="P50"><text:span text:style-name="T26">Chapter 14</text:span><text:span text:style-name="T27">: <text:s text:c="2"/>The supply and use tables and goods an services account</text:span></text:p>
            <text:p text:style-name="P50"><text:span text:style-name="T26">Chapter 15</text:span><text:span text:style-name="T27">: <text:s text:c="2"/>Price and volume measures</text:span></text:p>
            <text:p text:style-name="P50"><text:span text:style-name="T26">Chapter 16*</text:span><text:span text:style-name="T27">: Summarising and integrating the accounts</text:span></text:p>
            <text:p text:style-name="P50"><text:span text:style-name="T26">Chapter 17*</text:span><text:span text:style-name="T27">: Cross-cutting and other special issues</text:span></text:p>
            <text:p text:style-name="P50"><text:span text:style-name="T26">Annex 1</text:span><text:span text:style-name="T27">: <text:s text:c="7"/>Classification and coding structure of accounting entries</text:span></text:p>
            <text:p text:style-name="P50"><text:span text:style-name="T26">Annex 2</text:span><text:span text:style-name="T27">: <text:s text:c="7"/>Accounts</text:span></text:p>
            <text:p text:style-name="P50"><text:span text:style-name="T27"/></text:p>
            <text:p text:style-name="P51"><text:span text:style-name="T28">* Indicates a new chapter <text:s text:c="103"/></text:span><text:span text:style-name="T24">.../...</text:span><text:span text:style-name="T28"> <text:s text:c="13"/></text:span></text:p>
          </draw:text-box>
        </draw:frame>
        <presentation:notes draw:style-name="dp2">
          <draw:page-thumbnail draw:style-name="gr5" draw:layer="layout" svg:width="13.794cm" svg:height="10.342cm" svg:x="2.544cm" svg:y="2.067cm" draw:page-number="20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draw:page draw:name="page21" draw:style-name="dp3" draw:master-page-name="Predeterminado" presentation:use-date-time-name="dtd1">
        <draw:frame presentation:style-name="pr11" draw:text-style-name="P1" draw:layer="layout" svg:width="22.436cm" svg:height="16.299cm" svg:x="2.117cm" svg:y="2.752cm" presentation:class="outline" presentation:user-transformed="true">
          <draw:text-box>
            <text:p text:style-name="P40"><text:span text:style-name="T22">.../...</text:span></text:p>
            <text:p text:style-name="P52"><text:span text:style-name="T29"/></text:p>
            <text:p text:style-name="P53"><text:span text:style-name="T25">Volume 2 (for approval by UNSC in 2009)</text:span></text:p>
            <text:p text:style-name="P54"><text:span text:style-name="T26">Chapter 18*</text:span><text:span text:style-name="T27">: <text:s text:c="4"/>Elaborating the accounts</text:span></text:p>
            <text:p text:style-name="P54"><text:span text:style-name="T26">Chapter 19</text:span><text:span text:style-name="T27">: <text:s text:c="6"/>Population and labour inputs</text:span></text:p>
            <text:p text:style-name="P54"><text:span text:style-name="T26">Chapter 20*</text:span><text:span text:style-name="T27">: <text:s text:c="4"/>The role of capital services in the national accounts</text:span></text:p>
            <text:p text:style-name="P54"><text:span text:style-name="T26">Chapter 21*</text:span><text:span text:style-name="T27">: <text:s text:c="4"/>Measuring corporate activity</text:span></text:p>
            <text:p text:style-name="P54"><text:span text:style-name="T26">Chapter 22*</text:span><text:span text:style-name="T27">: <text:s text:c="4"/>The government and public sectors</text:span></text:p>
            <text:p text:style-name="P54"><text:span text:style-name="T26">Chapter 23*</text:span><text:span text:style-name="T27">: <text:s text:c="4"/>Non-profit institutions in the System</text:span></text:p>
            <text:p text:style-name="P54"><text:span text:style-name="T26">Chapter 24*</text:span><text:span text:style-name="T27">: <text:s text:c="4"/>Households</text:span></text:p>
            <text:p text:style-name="P54"><text:span text:style-name="T26">Chapter 25*</text:span><text:span text:style-name="T27">: <text:s text:c="4"/>The informal sector</text:span></text:p>
            <text:p text:style-name="P54"><text:span text:style-name="T26">Chapter 26 </text:span><text:span text:style-name="T27">: <text:s text:c="5"/>The rest of the world accounts (external transaction account)</text:span></text:p>
            <text:p text:style-name="P54"><text:span text:style-name="T26">Chapter 27* </text:span><text:span text:style-name="T27">: <text:s text:c="3"/>Links to monetary and financial statistics</text:span></text:p>
            <text:p text:style-name="P54"><text:span text:style-name="T26">Chapter 28*</text:span><text:span text:style-name="T27">: <text:s text:c="4"/>Input-output and other mixed based analysis</text:span></text:p>
            <text:p text:style-name="P54"><text:span text:style-name="T26">Chapter 29</text:span><text:span text:style-name="T27">: <text:s text:c="5"/>Satellite accounts and other extensions of the System</text:span></text:p>
            <text:p text:style-name="P54"><text:span text:style-name="T27"/></text:p>
            <text:p text:style-name="P54"><text:span text:style-name="T30">* Indicates a new chapter <text:s text:c="2"/></text:span></text:p>
          </draw:text-box>
        </draw:frame>
        <presentation:notes draw:style-name="dp2">
          <draw:page-thumbnail draw:style-name="gr5" draw:layer="layout" svg:width="13.794cm" svg:height="10.342cm" svg:x="2.544cm" svg:y="2.067cm" draw:page-number="21" presentation:class="page"/>
          <draw:frame presentation:style-name="pr1" draw:layer="layout" svg:width="13.846cm" svg:height="12.411cm" svg:x="2.51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Univers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Univers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Univers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Univers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Univers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Univers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Univers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Univers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Univers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Univers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Univers" style:font-family-generic="swiss" style:font-pitch="variable" fo:font-size="40pt" fo:font-style="normal" fo:text-shadow="none" style:text-underline-style="none" fo:font-weight="normal" style:font-family-asian="'Lucida Sans Unicode'" style:font-family-generic-asian="system" style:font-pitch-asian="variable" style:font-size-asian="40pt" style:font-style-asian="normal" style:font-weight-asian="normal" style:font-family-complex="Tahoma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cc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>
        <text:list-style style:name="Predeterminado-backgroundobjects">
          <text:list-level-style-bullet text:level="1" text:bullet-char="•">
            <style:list-level-properties/>
            <style:text-properties fo:font-family="Univers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Univers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Univers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Univers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Univers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Univers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Univers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Univers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Univers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Univers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Univers" style:font-family-generic="swiss" style:font-pitch="variable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c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Predeterminado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2" style:family="presentation" style:parent-style-name="Predeterminado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3" style:family="presentation" style:parent-style-name="Predeterminado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="hidden"/>
    </style:style>
    <style:style style:name="Mpr4" style:family="presentation" style:parent-style-name="Predeterminado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="hidden"/>
    </style:style>
    <style:style style:name="Mpr5" style:family="presentation" style:parent-style-name="Predeterminado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end" fo:text-indent="0cm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T1" style:family="text">
      <style:text-properties fo:font-family="'Times New Roman'" style:font-family-generic="roman" style:font-pitch="variable" fo:font-size="14pt" fo:language="en" fo:country="US" style:font-size-asian="14pt" style:font-size-complex="14pt"/>
    </style:style>
    <style:style style:name="MT2" style:family="text">
      <style:text-properties fo:font-family="'Times New Roman'" style:font-family-generic="roman" style:font-pitch="variable" fo:font-size="12pt" fo:language="es" fo:country="E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Univers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Univers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Univers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Univers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Univers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Univers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Univers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Univers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Univers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Univers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Univers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Univers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Univers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Univers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Univers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Univers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Univers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Univers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Univers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 draw:page-number="1"/>
      <draw:page-thumbnail draw:layer="backgroundobjects" svg:width="7.939cm" svg:height="5.954cm" svg:x="1cm" svg:y="10.807cm" draw:page-number="2"/>
      <draw:page-thumbnail draw:layer="backgroundobjects" svg:width="7.939cm" svg:height="5.954cm" svg:x="1cm" svg:y="18.745cm" draw:page-number="3"/>
      <draw:page-thumbnail draw:layer="backgroundobjects" svg:width="7.939cm" svg:height="5.954cm" svg:x="9.94cm" svg:y="2.869cm" draw:page-number="4"/>
      <draw:page-thumbnail draw:layer="backgroundobjects" svg:width="7.939cm" svg:height="5.954cm" svg:x="9.94cm" svg:y="10.807cm" draw:page-number="5"/>
      <draw:page-thumbnail draw:layer="backgroundobjects" svg:width="7.939cm" svg:height="5.954cm" svg:x="9.94cm" svg:y="18.745cm" draw:page-number="6"/>
      <draw:frame draw:style-name="Mgr1" draw:text-style-name="MP1" draw:layer="backgroundobjects" svg:width="8.192cm" svg:height="1.377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1.59cm" svg:height="3.985cm" svg:x="1.905cm" svg:y="1.288cm" presentation:class="title" presentation:placeholder="true">
        <draw:text-box/>
      </draw:frame>
      <draw:frame presentation:style-name="Predeterminado-outline1" draw:layer="backgroundobjects" svg:width="21.59cm" svg:height="11.765cm" svg:x="1.905cm" svg:y="5.503cm" presentation:class="outline" presentation:placeholder="true">
        <draw:text-box/>
      </draw:frame>
      <draw:frame presentation:style-name="Mpr1" draw:text-style-name="MP3" draw:layer="backgroundobjects" svg:width="5.292cm" svg:height="1.277cm" svg:x="1.905cm" svg:y="17.357cm" presentation:class="date-time">
        <draw:text-box>
          <text:p/>
        </draw:text-box>
      </draw:frame>
      <draw:frame presentation:style-name="Mpr1" draw:text-style-name="MP3" draw:layer="backgroundobjects" svg:width="8.044cm" svg:height="1.277cm" svg:x="8.678cm" svg:y="17.357cm" presentation:class="footer">
        <draw:text-box>
          <text:p/>
        </draw:text-box>
      </draw:frame>
      <draw:frame presentation:style-name="Mpr2" draw:text-style-name="MP5" draw:layer="backgroundobjects" svg:width="5.292cm" svg:height="1.271cm" svg:x="18.203cm" svg:y="17.357cm" presentation:class="page-number">
        <draw:text-box>
          <text:p text:style-name="MP4"><text:span text:style-name="MT1"><text:page-number>&lt;número&gt;</text:page-number></text:span></text:p>
        </draw:text-box>
      </draw:frame>
      <draw:frame draw:name="Picture 7" draw:style-name="Mgr3" draw:text-style-name="MP6" draw:layer="backgroundobjects" svg:width="9.825cm" svg:height="19.05cm" svg:x="15.575cm" svg:y="0cm">
        <draw:image xlink:href="Pictures/2000000900000F2F0000202146E4CB70.wmf" xlink:type="simple" xlink:show="embed" xlink:actuate="onLoad">
          <text:p/>
        </draw:image>
      </draw:frame>
      <draw:frame draw:name="Picture 8" draw:style-name="Mgr3" draw:text-style-name="MP6" draw:layer="backgroundobjects" svg:width="1.084cm" svg:height="5.856cm" svg:x="0.847cm" svg:y="0.847cm">
        <draw:image xlink:href="Pictures/2000002E00000D3B00004785A68BB401.wmf" xlink:type="simple" xlink:show="embed" xlink:actuate="onLoad">
          <text:p/>
        </draw:image>
      </draw:frame>
      <presentation:notes style:page-layout-name="PM0">
        <draw:rect draw:style-name="Mgr4" draw:text-style-name="MP7" draw:layer="backgroundobjects" svg:width="18.88cm" svg:height="27.57cm" svg:x="0cm" svg:y="0cm">
          <text:p/>
        </draw:rect>
        <draw:frame presentation:style-name="Mpr3" draw:text-style-name="MP3" draw:layer="backgroundobjects" svg:width="8.184cm" svg:height="1.381cm" svg:x="0cm" svg:y="0cm" presentation:class="header">
          <draw:text-box>
            <text:p/>
          </draw:text-box>
        </draw:frame>
        <draw:frame presentation:style-name="Mpr3" draw:text-style-name="MP3" draw:layer="backgroundobjects" svg:width="8.184cm" svg:height="1.381cm" svg:x="10.698cm" svg:y="0cm" presentation:class="date-time">
          <draw:text-box>
            <text:p/>
          </draw:text-box>
        </draw:frame>
        <draw:page-thumbnail presentation:style-name="Predeterminado-title" draw:layer="backgroundobjects" svg:width="13.794cm" svg:height="10.342cm" svg:x="2.544cm" svg:y="2.067cm" presentation:class="page"/>
        <draw:frame presentation:style-name="Predeterminado-notes" draw:layer="backgroundobjects" svg:width="13.846cm" svg:height="12.41cm" svg:x="2.518cm" svg:y="13.096cm" presentation:class="notes" presentation:placeholder="true">
          <draw:text-box/>
        </draw:frame>
        <draw:frame presentation:style-name="Mpr4" draw:text-style-name="MP3" draw:layer="backgroundobjects" svg:width="8.184cm" svg:height="1.381cm" svg:x="0cm" svg:y="26.193cm" presentation:class="footer">
          <draw:text-box>
            <text:p/>
          </draw:text-box>
        </draw:frame>
        <draw:frame presentation:style-name="Mpr5" draw:text-style-name="MP5" draw:layer="backgroundobjects" svg:width="8.184cm" svg:height="1.381cm" svg:x="10.698cm" svg:y="26.193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in título de diapositiva</dc:title>
    <meta:initial-creator>ine</meta:initial-creator>
    <meta:creation-date>2001-03-02T12:18:58</meta:creation-date>
    <dc:creator>Samuel B. Alonso Diez</dc:creator>
    <dc:date>2009-01-26T19:48:21.43</dc:date>
    <meta:print-date>2005-12-14T14:03:52</meta:print-date>
    <meta:editing-cycles>56</meta:editing-cycles>
    <meta:editing-duration>PT15H27M32S</meta:editing-duration>
    <meta:generator>OpenOffice.org/3.0$Win32 OpenOffice.org_project/300m9$Build-9358</meta:generator>
    <meta:document-statistic meta:object-count="106"/>
    <meta:user-defined meta:name="Información 1"/>
    <meta:user-defined meta:name="Información 2"/>
    <meta:user-defined meta:name="Información 3"/>
    <meta:user-defined meta:name="Información 4"/>
  </office:meta>
</office:document-meta>
</file>